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" style:family="graphic" style:parent-style-name="standard">
      <style:graphic-properties draw:stroke="solid" svg:stroke-width="0.101cm" svg:stroke-color="#000000" draw:stroke-linejoin="round" svg:stroke-linecap="round" draw:fill="none" fo:padding-top="0.05cm" fo:padding-bottom="0.05cm" fo:padding-left="0.05cm" fo:padding-right="0.05cm"/>
    </style:style>
    <style:style style:name="gr5" style:family="graphic" style:parent-style-name="standard">
      <style:graphic-properties draw:stroke="solid" svg:stroke-width="0.061cm" svg:stroke-color="#000000" draw:stroke-linejoin="round" svg:stroke-linecap="round" draw:fill="none" fo:padding-top="0.03cm" fo:padding-bottom="0.03cm" fo:padding-left="0.03cm" fo:padding-right="0.03cm"/>
    </style:style>
    <style:style style:name="gr6" style:family="graphic" style:parent-style-name="standard">
      <style:graphic-properties draw:stroke="solid" svg:stroke-width="0.042cm" svg:stroke-color="#000000" draw:stroke-linejoin="round" svg:stroke-linecap="round" draw:fill="none" fo:padding-top="0.021cm" fo:padding-bottom="0.021cm" fo:padding-left="0.021cm" fo:padding-right="0.021cm"/>
    </style:style>
    <style:style style:name="gr7" style:family="graphic" style:parent-style-name="standard">
      <style:graphic-properties draw:stroke="solid" svg:stroke-width="0.127cm" svg:stroke-color="#000000" draw:stroke-linejoin="round" svg:stroke-linecap="round" draw:fill="none" fo:padding-top="0.063cm" fo:padding-bottom="0.063cm" fo:padding-left="0.063cm" fo:padding-right="0.063cm"/>
    </style:style>
    <style:style style:name="gr8" style:family="graphic" style:parent-style-name="standard">
      <style:graphic-properties draw:stroke="solid" svg:stroke-width="0.082cm" svg:stroke-color="#000000" draw:stroke-linejoin="round" svg:stroke-linecap="round" draw:fill="none" fo:padding-top="0.041cm" fo:padding-bottom="0.041cm" fo:padding-left="0.041cm" fo:padding-right="0.041cm"/>
    </style:style>
    <style:style style:name="gr9" style:family="graphic" style:parent-style-name="standard">
      <style:graphic-properties draw:stroke="solid" svg:stroke-width="0.002cm" svg:stroke-color="#000000" draw:stroke-linejoin="bevel" svg:stroke-linecap="square" draw:fill="solid" draw:fill-color="#ffffff" fo:padding-top="0.001cm" fo:padding-bottom="0.001cm" fo:padding-left="0.001cm" fo:padding-right="0.001cm"/>
    </style:style>
    <style:style style:name="gr10" style:family="graphic" style:parent-style-name="standard">
      <style:graphic-properties draw:stroke="solid" svg:stroke-width="0.179cm" svg:stroke-color="#000000" draw:stroke-linejoin="round" svg:stroke-linecap="round" draw:fill="none" fo:padding-top="0.089cm" fo:padding-bottom="0.089cm" fo:padding-left="0.089cm" fo:padding-right="0.089cm"/>
    </style:style>
    <style:style style:name="gr11" style:family="graphic" style:parent-style-name="standard">
      <style:graphic-properties draw:stroke="solid" svg:stroke-width="0.133cm" svg:stroke-color="#000000" draw:stroke-linejoin="round" svg:stroke-linecap="round" draw:fill="none" fo:padding-top="0.066cm" fo:padding-bottom="0.066cm" fo:padding-left="0.066cm" fo:padding-right="0.066cm"/>
    </style:style>
    <style:style style:name="gr12" style:family="graphic" style:parent-style-name="standard">
      <style:graphic-properties draw:stroke="solid" svg:stroke-width="0.152cm" svg:stroke-color="#000000" draw:stroke-linejoin="round" svg:stroke-linecap="round" draw:fill="none" fo:padding-top="0.076cm" fo:padding-bottom="0.076cm" fo:padding-left="0.076cm" fo:padding-right="0.076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</office:automatic-styles>
  <office:body>
    <office:drawing>
      <draw:page draw:name="page1" draw:style-name="dp1" draw:master-page-name="master-page3">
        <draw:g>
          <draw:polygon draw:style-name="gr1" draw:text-style-name="P1" draw:layer="layout" svg:width="0.635cm" svg:height="1.143cm" svg:x="3.103cm" svg:y="1.06cm" svg:viewBox="0 0 636 1144" draw:points="0,0 636,0 636,1144 0,1144">
            <text:p/>
          </draw:polygon>
          <draw:polygon draw:style-name="gr1" draw:text-style-name="P1" draw:layer="layout" svg:width="0.381cm" svg:height="0.127cm" svg:x="2.722cm" svg:y="2.076cm" svg:viewBox="0 0 382 128" draw:points="0,0 382,0 382,128 0,128">
            <text:p/>
          </draw:polygon>
          <draw:polygon draw:style-name="gr1" draw:text-style-name="P1" draw:layer="layout" svg:width="1.651cm" svg:height="0.254cm" svg:x="3.738cm" svg:y="1.062cm" svg:viewBox="0 0 1652 255" draw:points="0,0 1652,0 1652,255 0,255">
            <text:p/>
          </draw:polygon>
          <draw:polygon draw:style-name="gr1" draw:text-style-name="P1" draw:layer="layout" svg:width="0.762cm" svg:height="0.635cm" svg:x="5.389cm" svg:y="1.062cm" svg:viewBox="0 0 763 636" draw:points="0,0 763,0 763,636 0,636">
            <text:p/>
          </draw:polygon>
          <draw:polygon draw:style-name="gr1" draw:text-style-name="P1" draw:layer="layout" svg:width="0.381cm" svg:height="0.381cm" svg:x="5.008cm" svg:y="1.316cm" svg:viewBox="0 0 382 382" draw:points="0,0 382,0 382,382 0,382">
            <text:p/>
          </draw:polygon>
          <draw:polygon draw:style-name="gr1" draw:text-style-name="P1" draw:layer="layout" svg:width="0.254cm" svg:height="0.381cm" svg:x="4.881cm" svg:y="1.316cm" svg:viewBox="0 0 255 382" draw:points="0,0 255,0 255,382 0,382">
            <text:p/>
          </draw:polygon>
          <draw:polygon draw:style-name="gr1" draw:text-style-name="P1" draw:layer="layout" svg:width="0.762cm" svg:height="0.127cm" svg:x="5.008cm" svg:y="1.822cm" svg:viewBox="0 0 763 128" draw:points="0,0 763,0 763,128 0,128">
            <text:p/>
          </draw:polygon>
          <draw:polygon draw:style-name="gr1" draw:text-style-name="P1" draw:layer="layout" svg:width="0.14cm" svg:height="0.203cm" svg:x="5.757cm" svg:y="1.873cm" svg:viewBox="0 0 141 204" draw:points="0,0 141,0 141,204 0,204">
            <text:p/>
          </draw:polygon>
          <draw:polygon draw:style-name="gr1" draw:text-style-name="P1" draw:layer="layout" svg:width="0.585cm" svg:height="0.114cm" svg:x="5.439cm" svg:y="1.962cm" svg:viewBox="0 0 586 115" draw:points="0,0 586,0 586,115 0,115">
            <text:p/>
          </draw:polygon>
          <draw:polygon draw:style-name="gr1" draw:text-style-name="P1" draw:layer="layout" svg:width="0.686cm" svg:height="0.165cm" svg:x="5.312cm" svg:y="1.974cm" svg:viewBox="0 0 687 166" draw:points="0,0 687,0 687,166 0,166">
            <text:p/>
          </draw:polygon>
          <draw:polygon draw:style-name="gr1" draw:text-style-name="P1" draw:layer="layout" svg:width="0.203cm" svg:height="0.127cm" svg:x="5.973cm" svg:y="2.139cm" svg:viewBox="0 0 204 128" draw:points="0,0 204,0 204,128 0,128">
            <text:p/>
          </draw:polygon>
          <draw:polygon draw:style-name="gr1" draw:text-style-name="P1" draw:layer="layout" svg:width="0.203cm" svg:height="0.127cm" svg:x="6.316cm" svg:y="2.292cm" svg:viewBox="0 0 204 128" draw:points="0,0 204,0 204,128 0,128">
            <text:p/>
          </draw:polygon>
          <draw:polygon draw:style-name="gr1" draw:text-style-name="P1" draw:layer="layout" svg:width="0.762cm" svg:height="0.635cm" svg:x="6.151cm" svg:y="1.062cm" svg:viewBox="0 0 763 636" draw:points="0,0 763,0 763,636 0,636">
            <text:p/>
          </draw:polygon>
          <draw:polygon draw:style-name="gr1" draw:text-style-name="P1" draw:layer="layout" svg:width="4.445cm" svg:height="0.178cm" svg:x="2.468cm" svg:y="3.725cm" svg:viewBox="0 0 4446 179" draw:points="0,0 4446,0 4446,179 0,179">
            <text:p/>
          </draw:polygon>
          <draw:polygon draw:style-name="gr1" draw:text-style-name="P1" draw:layer="layout" svg:width="0.508cm" svg:height="1.016cm" svg:x="2.468cm" svg:y="2.836cm" svg:viewBox="0 0 509 1017" draw:points="0,0 509,0 509,1017 0,1017">
            <text:p/>
          </draw:polygon>
          <draw:polygon draw:style-name="gr1" draw:text-style-name="P1" draw:layer="layout" svg:width="0.381cm" svg:height="1.016cm" svg:x="3.611cm" svg:y="2.836cm" svg:viewBox="0 0 382 1017" draw:points="0,0 382,0 382,1017 0,1017">
            <text:p/>
          </draw:polygon>
          <draw:polygon draw:style-name="gr1" draw:text-style-name="P1" draw:layer="layout" svg:width="0.381cm" svg:height="1.016cm" svg:x="4.754cm" svg:y="2.836cm" svg:viewBox="0 0 382 1017" draw:points="0,0 382,0 382,1017 0,1017">
            <text:p/>
          </draw:polygon>
          <draw:polygon draw:style-name="gr1" draw:text-style-name="P1" draw:layer="layout" svg:width="0.381cm" svg:height="1.016cm" svg:x="5.897cm" svg:y="2.836cm" svg:viewBox="0 0 382 1017" draw:points="0,0 382,0 382,1017 0,1017">
            <text:p/>
          </draw:polygon>
          <draw:polygon draw:style-name="gr1" draw:text-style-name="P1" draw:layer="layout" svg:width="0.381cm" svg:height="0.762cm" svg:x="6.532cm" svg:y="2.838cm" svg:viewBox="0 0 382 763" draw:points="0,0 382,0 382,763 0,763">
            <text:p/>
          </draw:polygon>
          <draw:polygon draw:style-name="gr1" draw:text-style-name="P1" draw:layer="layout" svg:width="0.381cm" svg:height="0.762cm" svg:x="5.389cm" svg:y="2.838cm" svg:viewBox="0 0 382 763" draw:points="0,0 382,0 382,763 0,763">
            <text:p/>
          </draw:polygon>
          <draw:polygon draw:style-name="gr1" draw:text-style-name="P1" draw:layer="layout" svg:width="0.381cm" svg:height="0.762cm" svg:x="4.246cm" svg:y="2.838cm" svg:viewBox="0 0 382 763" draw:points="0,0 382,0 382,763 0,763">
            <text:p/>
          </draw:polygon>
          <draw:polygon draw:style-name="gr1" draw:text-style-name="P1" draw:layer="layout" svg:width="0.381cm" svg:height="0.762cm" svg:x="3.103cm" svg:y="2.838cm" svg:viewBox="0 0 382 763" draw:points="0,0 382,0 382,763 0,763">
            <text:p/>
          </draw:polygon>
          <draw:polygon draw:style-name="gr1" draw:text-style-name="P1" draw:layer="layout" svg:width="0.635cm" svg:height="0.127cm" svg:x="3.103cm" svg:y="2.33cm" svg:viewBox="0 0 636 128" draw:points="0,0 636,0 636,128 0,128">
            <text:p/>
          </draw:polygon>
          <draw:polygon draw:style-name="gr1" draw:text-style-name="P1" draw:layer="layout" svg:width="0.254cm" svg:height="0.381cm" svg:x="3.865cm" svg:y="1.949cm" svg:viewBox="0 0 255 382" draw:points="0,0 255,0 255,382 0,382">
            <text:p/>
          </draw:polygon>
          <draw:polygon draw:style-name="gr1" draw:text-style-name="P1" draw:layer="layout" svg:width="0.254cm" svg:height="0.127cm" svg:x="2.976cm" svg:y="2.33cm" svg:viewBox="0 0 255 128" draw:points="0,0 255,0 255,128 0,128">
            <text:p/>
          </draw:polygon>
          <draw:polygon draw:style-name="gr1" draw:text-style-name="P1" draw:layer="layout" svg:width="0.254cm" svg:height="0.089cm" svg:x="5.135cm" svg:y="2.317cm" svg:viewBox="0 0 255 90" draw:points="0,0 255,0 255,90 0,90">
            <text:p/>
          </draw:polygon>
          <draw:polygon draw:style-name="gr1" draw:text-style-name="P1" draw:layer="layout" svg:width="0.064cm" svg:height="0.114cm" svg:x="5.096cm" svg:y="2.279cm" svg:viewBox="0 0 65 115" draw:points="0,0 65,0 65,115 0,115">
            <text:p/>
          </draw:polygon>
          <draw:polygon draw:style-name="gr1" draw:text-style-name="P1" draw:layer="layout" svg:width="0.381cm" svg:height="0.127cm" svg:x="4.754cm" svg:y="2.711cm" svg:viewBox="0 0 382 128" draw:points="0,0 382,0 382,128 0,128">
            <text:p/>
          </draw:polygon>
          <draw:polygon draw:style-name="gr1" draw:text-style-name="P1" draw:layer="layout" svg:width="0.381cm" svg:height="0.127cm" svg:x="5.389cm" svg:y="2.711cm" svg:viewBox="0 0 382 128" draw:points="0,0 382,0 382,128 0,128">
            <text:p/>
          </draw:polygon>
          <draw:polygon draw:style-name="gr1" draw:text-style-name="P1" draw:layer="layout" svg:width="0.381cm" svg:height="0.127cm" svg:x="5.897cm" svg:y="2.711cm" svg:viewBox="0 0 382 128" draw:points="0,0 382,0 382,128 0,128">
            <text:p/>
          </draw:polygon>
          <draw:polygon draw:style-name="gr1" draw:text-style-name="P1" draw:layer="layout" svg:width="0.381cm" svg:height="0.127cm" svg:x="6.532cm" svg:y="2.711cm" svg:viewBox="0 0 382 128" draw:points="0,0 382,0 382,128 0,128">
            <text:p/>
          </draw:polygon>
          <draw:polygon draw:style-name="gr1" draw:text-style-name="P1" draw:layer="layout" svg:width="0.127cm" svg:height="0.254cm" svg:x="6.786cm" svg:y="2.457cm" svg:viewBox="0 0 128 255" draw:points="0,0 128,0 128,255 0,255">
            <text:p/>
          </draw:polygon>
          <draw:polygon draw:style-name="gr1" draw:text-style-name="P1" draw:layer="layout" svg:width="0.127cm" svg:height="0.254cm" svg:x="5.643cm" svg:y="2.457cm" svg:viewBox="0 0 128 255" draw:points="0,0 128,0 128,255 0,255">
            <text:p/>
          </draw:polygon>
          <draw:polygon draw:style-name="gr1" draw:text-style-name="P1" draw:layer="layout" svg:width="0.381cm" svg:height="0.127cm" svg:x="4.246cm" svg:y="2.711cm" svg:viewBox="0 0 382 128" draw:points="0,0 382,0 382,128 0,128">
            <text:p/>
          </draw:polygon>
          <draw:polygon draw:style-name="gr1" draw:text-style-name="P1" draw:layer="layout" svg:width="0.127cm" svg:height="0.381cm" svg:x="4.5cm" svg:y="2.457cm" svg:viewBox="0 0 128 382" draw:points="0,0 128,0 128,382 0,382">
            <text:p/>
          </draw:polygon>
          <draw:polygon draw:style-name="gr1" draw:text-style-name="P1" draw:layer="layout" svg:width="0.254cm" svg:height="0.254cm" svg:x="3.23cm" svg:y="2.584cm" svg:viewBox="0 0 255 255" draw:points="0,0 255,0 255,255 0,255">
            <text:p/>
          </draw:polygon>
          <draw:polygon draw:style-name="gr1" draw:text-style-name="P1" draw:layer="layout" svg:width="0.381cm" svg:height="0.127cm" svg:x="3.611cm" svg:y="2.711cm" svg:viewBox="0 0 382 128" draw:points="0,0 382,0 382,128 0,128">
            <text:p/>
          </draw:polygon>
          <draw:polygon draw:style-name="gr1" draw:text-style-name="P1" draw:layer="layout" svg:width="1.207cm" svg:height="0.076cm" svg:x="3.712cm" svg:y="1.278cm" svg:viewBox="0 0 1208 77" draw:points="0,0 1208,0 1208,77 0,77">
            <text:p/>
          </draw:polygon>
          <draw:polygon draw:style-name="gr1" draw:text-style-name="P1" draw:layer="layout" svg:width="0.127cm" svg:height="0.889cm" svg:x="2.468cm" svg:y="1.949cm" svg:viewBox="0 0 128 890" draw:points="0,0 128,0 128,890 0,890">
            <text:p/>
          </draw:polygon>
          <draw:polygon draw:style-name="gr1" draw:text-style-name="P1" draw:layer="layout" svg:width="0.203cm" svg:height="0.914cm" svg:x="2.468cm" svg:y="1.062cm" svg:viewBox="0 0 204 915" draw:points="0,0 204,0 204,915 0,915">
            <text:p/>
          </draw:polygon>
          <draw:polygon draw:style-name="gr1" draw:text-style-name="P1" draw:layer="layout" svg:width="0.368cm" svg:height="0.851cm" svg:x="2.468cm" svg:y="1.062cm" svg:viewBox="0 0 369 852" draw:points="0,0 369,0 369,852 0,852">
            <text:p/>
          </draw:polygon>
          <draw:polygon draw:style-name="gr1" draw:text-style-name="P1" draw:layer="layout" svg:width="0.762cm" svg:height="0.381cm" svg:x="6.151cm" svg:y="1.568cm" svg:viewBox="0 0 763 382" draw:points="0,0 763,0 763,382 0,382">
            <text:p/>
          </draw:polygon>
          <draw:polygon draw:style-name="gr1" draw:text-style-name="P1" draw:layer="layout" svg:width="0.127cm" svg:height="0.127cm" svg:x="6.024cm" svg:y="1.695cm" svg:viewBox="0 0 128 128" draw:points="0,0 128,0 128,128 0,128">
            <text:p/>
          </draw:polygon>
          <draw:polygon draw:style-name="gr1" draw:text-style-name="P1" draw:layer="layout" svg:width="0.064cm" svg:height="0.076cm" svg:x="6.087cm" svg:y="1.822cm" svg:viewBox="0 0 65 77" draw:points="0,0 65,0 65,77 0,77">
            <text:p/>
          </draw:polygon>
          <draw:polygon draw:style-name="gr1" draw:text-style-name="P1" draw:layer="layout" svg:width="0.177cm" svg:height="0.076cm" svg:x="5.897cm" svg:y="1.695cm" svg:viewBox="0 0 178 77" draw:points="0,0 178,0 178,77 0,77">
            <text:p/>
          </draw:polygon>
          <draw:polygon draw:style-name="gr1" draw:text-style-name="P1" draw:layer="layout" svg:width="0.635cm" svg:height="0.127cm" svg:x="6.278cm" svg:y="1.949cm" svg:viewBox="0 0 636 128" draw:points="0,0 636,0 636,128 0,128">
            <text:p/>
          </draw:polygon>
          <draw:polygon draw:style-name="gr1" draw:text-style-name="P1" draw:layer="layout" svg:width="0.508cm" svg:height="0.254cm" svg:x="6.405cm" svg:y="1.949cm" svg:viewBox="0 0 509 255" draw:points="0,0 509,0 509,255 0,255">
            <text:p/>
          </draw:polygon>
          <draw:polygon draw:style-name="gr1" draw:text-style-name="P1" draw:layer="layout" svg:width="0.115cm" svg:height="0.063cm" svg:x="6.163cm" svg:y="1.949cm" svg:viewBox="0 0 116 64" draw:points="0,0 116,0 116,64 0,64">
            <text:p/>
          </draw:polygon>
          <draw:polygon draw:style-name="gr1" draw:text-style-name="P1" draw:layer="layout" svg:width="0.102cm" svg:height="0.051cm" svg:x="6.341cm" svg:y="2.063cm" svg:viewBox="0 0 103 52" draw:points="0,0 103,0 103,52 0,52">
            <text:p/>
          </draw:polygon>
          <draw:polygon draw:style-name="gr1" draw:text-style-name="P1" draw:layer="layout" svg:width="0.483cm" svg:height="0.139cm" svg:x="5.528cm" svg:y="2.127cm" svg:viewBox="0 0 484 140" draw:points="0,0 484,0 484,140 0,140">
            <text:p/>
          </draw:polygon>
          <draw:polygon draw:style-name="gr1" draw:text-style-name="P1" draw:layer="layout" svg:width="0.063cm" svg:height="0.076cm" svg:x="3.814cm" svg:y="2.241cm" svg:viewBox="0 0 64 77" draw:points="0,0 64,0 64,77 0,77">
            <text:p/>
          </draw:polygon>
          <draw:polygon draw:style-name="gr1" draw:text-style-name="P1" draw:layer="layout" svg:width="0.178cm" svg:height="0.051cm" svg:x="3.725cm" svg:y="2.292cm" svg:viewBox="0 0 179 52" draw:points="0,0 179,0 179,52 0,52">
            <text:p/>
          </draw:polygon>
          <draw:polygon draw:style-name="gr1" draw:text-style-name="P1" draw:layer="layout" svg:width="0.139cm" svg:height="0.102cm" svg:x="6.699cm" svg:y="2.406cm" svg:viewBox="0 0 140 103" draw:points="0,0 140,0 140,103 0,103">
            <text:p/>
          </draw:polygon>
          <draw:polygon draw:style-name="gr1" draw:text-style-name="P1" draw:layer="layout" svg:width="0.139cm" svg:height="0.102cm" svg:x="6.479cm" svg:y="2.501cm" svg:viewBox="0 0 140 103" draw:points="0,0 140,0 140,103 0,103">
            <text:p/>
          </draw:polygon>
          <draw:polygon draw:style-name="gr2" draw:text-style-name="P1" draw:layer="layout" svg:width="0.139cm" svg:height="0.102cm" svg:x="6.479cm" svg:y="2.311cm" svg:viewBox="0 0 140 103" draw:points="0,0 140,0 140,103 0,103">
            <text:p/>
          </draw:polygon>
          <draw:polygon draw:style-name="gr3" draw:text-style-name="P2" draw:layer="layout" svg:width="0.139cm" svg:height="0.102cm" svg:x="6.479cm" svg:y="2.311cm" svg:viewBox="0 0 140 103" draw:points="0,0 140,0 140,103 0,103">
            <text:p/>
          </draw:polygon>
          <draw:polygon draw:style-name="gr1" draw:text-style-name="P1" draw:layer="layout" svg:width="0.139cm" svg:height="0.102cm" svg:x="5.556cm" svg:y="2.406cm" svg:viewBox="0 0 140 103" draw:points="0,0 140,0 140,103 0,103">
            <text:p/>
          </draw:polygon>
          <draw:polygon draw:style-name="gr1" draw:text-style-name="P1" draw:layer="layout" svg:width="0.139cm" svg:height="0.102cm" svg:x="5.336cm" svg:y="2.501cm" svg:viewBox="0 0 140 103" draw:points="0,0 140,0 140,103 0,103">
            <text:p/>
          </draw:polygon>
          <draw:polygon draw:style-name="gr2" draw:text-style-name="P1" draw:layer="layout" svg:width="0.139cm" svg:height="0.102cm" svg:x="5.336cm" svg:y="2.311cm" svg:viewBox="0 0 140 103" draw:points="0,0 140,0 140,103 0,103">
            <text:p/>
          </draw:polygon>
          <draw:polygon draw:style-name="gr3" draw:text-style-name="P2" draw:layer="layout" svg:width="0.139cm" svg:height="0.102cm" svg:x="5.336cm" svg:y="2.311cm" svg:viewBox="0 0 140 103" draw:points="0,0 140,0 140,103 0,103">
            <text:p/>
          </draw:polygon>
          <draw:polygon draw:style-name="gr1" draw:text-style-name="P1" draw:layer="layout" svg:width="0.139cm" svg:height="0.102cm" svg:x="4.413cm" svg:y="2.406cm" svg:viewBox="0 0 140 103" draw:points="0,0 140,0 140,103 0,103">
            <text:p/>
          </draw:polygon>
          <draw:polygon draw:style-name="gr1" draw:text-style-name="P1" draw:layer="layout" svg:width="0.139cm" svg:height="0.102cm" svg:x="4.193cm" svg:y="2.501cm" svg:viewBox="0 0 140 103" draw:points="0,0 140,0 140,103 0,103">
            <text:p/>
          </draw:polygon>
          <draw:polygon draw:style-name="gr1" draw:text-style-name="P1" draw:layer="layout" svg:width="0.139cm" svg:height="0.102cm" svg:x="4.193cm" svg:y="2.311cm" svg:viewBox="0 0 140 103" draw:points="0,0 140,0 140,103 0,103">
            <text:p/>
          </draw:polygon>
          <draw:polygon draw:style-name="gr1" draw:text-style-name="P1" draw:layer="layout" svg:width="0.139cm" svg:height="0.102cm" svg:x="3.143cm" svg:y="2.533cm" svg:viewBox="0 0 140 103" draw:points="0,0 140,0 140,103 0,103">
            <text:p/>
          </draw:polygon>
          <draw:polygon draw:style-name="gr1" draw:text-style-name="P1" draw:layer="layout" svg:width="0.139cm" svg:height="0.102cm" svg:x="2.923cm" svg:y="2.628cm" svg:viewBox="0 0 140 103" draw:points="0,0 140,0 140,103 0,103">
            <text:p/>
          </draw:polygon>
          <draw:polygon draw:style-name="gr1" draw:text-style-name="P1" draw:layer="layout" svg:width="0.139cm" svg:height="0.102cm" svg:x="2.923cm" svg:y="2.438cm" svg:viewBox="0 0 140 103" draw:points="0,0 140,0 140,103 0,103">
            <text:p/>
          </draw:polygon>
          <draw:line draw:style-name="gr4" draw:text-style-name="P2" draw:layer="layout" svg:x1="6.024cm" svg:y1="2.838cm" svg:x2="6.024cm" svg:y2="3.219cm">
            <text:p/>
          </draw:line>
          <draw:line draw:style-name="gr4" draw:text-style-name="P2" draw:layer="layout" svg:x1="6.155cm" svg:y1="3.348cm" svg:x2="6.155cm" svg:y2="3.471cm">
            <text:p/>
          </draw:line>
          <draw:line draw:style-name="gr4" draw:text-style-name="P2" draw:layer="layout" svg:x1="6.024cm" svg:y1="3.219cm" svg:x2="6.156cm" svg:y2="3.349cm">
            <text:p/>
          </draw:line>
          <draw:line draw:style-name="gr4" draw:text-style-name="P2" draw:layer="layout" svg:x1="4.881cm" svg:y1="2.838cm" svg:x2="4.881cm" svg:y2="3.219cm">
            <text:p/>
          </draw:line>
          <draw:line draw:style-name="gr4" draw:text-style-name="P2" draw:layer="layout" svg:x1="5.012cm" svg:y1="3.348cm" svg:x2="5.012cm" svg:y2="3.471cm">
            <text:p/>
          </draw:line>
          <draw:line draw:style-name="gr4" draw:text-style-name="P2" draw:layer="layout" svg:x1="4.881cm" svg:y1="3.219cm" svg:x2="5.013cm" svg:y2="3.349cm">
            <text:p/>
          </draw:line>
          <draw:line draw:style-name="gr4" draw:text-style-name="P2" draw:layer="layout" svg:x1="3.738cm" svg:y1="2.838cm" svg:x2="3.738cm" svg:y2="3.219cm">
            <text:p/>
          </draw:line>
          <draw:line draw:style-name="gr4" draw:text-style-name="P2" draw:layer="layout" svg:x1="3.869cm" svg:y1="3.348cm" svg:x2="3.869cm" svg:y2="3.471cm">
            <text:p/>
          </draw:line>
          <draw:line draw:style-name="gr4" draw:text-style-name="P2" draw:layer="layout" svg:x1="3.738cm" svg:y1="3.219cm" svg:x2="3.87cm" svg:y2="3.349cm">
            <text:p/>
          </draw:line>
          <draw:line draw:style-name="gr4" draw:text-style-name="P2" draw:layer="layout" svg:x1="2.595cm" svg:y1="2.838cm" svg:x2="2.595cm" svg:y2="3.219cm">
            <text:p/>
          </draw:line>
          <draw:line draw:style-name="gr4" draw:text-style-name="P2" draw:layer="layout" svg:x1="2.726cm" svg:y1="3.348cm" svg:x2="2.726cm" svg:y2="3.471cm">
            <text:p/>
          </draw:line>
          <draw:line draw:style-name="gr4" draw:text-style-name="P2" draw:layer="layout" svg:x1="2.595cm" svg:y1="3.219cm" svg:x2="2.727cm" svg:y2="3.349cm">
            <text:p/>
          </draw:line>
          <draw:line draw:style-name="gr4" draw:text-style-name="P2" draw:layer="layout" svg:x1="2.727cm" svg:y1="1.57cm" svg:x2="2.595cm" svg:y2="1.7cm">
            <text:p/>
          </draw:line>
          <draw:line draw:style-name="gr4" draw:text-style-name="P2" draw:layer="layout" svg:x1="2.595cm" svg:y1="1.699cm" svg:x2="2.595cm" svg:y2="2.838cm">
            <text:p/>
          </draw:line>
          <draw:line draw:style-name="gr4" draw:text-style-name="P2" draw:layer="layout" svg:x1="2.727cm" svg:y1="3.471cm" svg:x2="2.722cm" svg:y2="3.476cm">
            <text:p/>
          </draw:line>
          <draw:line draw:style-name="gr4" draw:text-style-name="P2" draw:layer="layout" svg:x1="2.722cm" svg:y1="3.852cm" svg:x2="3.865cm" svg:y2="3.852cm">
            <text:p/>
          </draw:line>
          <draw:line draw:style-name="gr4" draw:text-style-name="P2" draw:layer="layout" svg:x1="3.865cm" svg:y1="3.852cm" svg:x2="5.008cm" svg:y2="3.852cm">
            <text:p/>
          </draw:line>
          <draw:line draw:style-name="gr4" draw:text-style-name="P2" draw:layer="layout" svg:x1="5.008cm" svg:y1="3.852cm" svg:x2="6.151cm" svg:y2="3.852cm">
            <text:p/>
          </draw:line>
          <draw:line draw:style-name="gr4" draw:text-style-name="P2" draw:layer="layout" svg:x1="6.151cm" svg:y1="3.852cm" svg:x2="6.151cm" svg:y2="3.475cm">
            <text:p/>
          </draw:line>
          <draw:line draw:style-name="gr4" draw:text-style-name="P2" draw:layer="layout" svg:x1="6.151cm" svg:y1="3.476cm" svg:x2="6.156cm" svg:y2="3.471cm">
            <text:p/>
          </draw:line>
          <draw:line draw:style-name="gr4" draw:text-style-name="P2" draw:layer="layout" svg:x1="2.722cm" svg:y1="3.475cm" svg:x2="2.722cm" svg:y2="3.852cm">
            <text:p/>
          </draw:line>
          <draw:line draw:style-name="gr4" draw:text-style-name="P2" draw:layer="layout" svg:x1="5.012cm" svg:y1="3.471cm" svg:x2="5.012cm" svg:y2="3.848cm">
            <text:p/>
          </draw:line>
          <draw:line draw:style-name="gr4" draw:text-style-name="P2" draw:layer="layout" svg:x1="5.013cm" svg:y1="3.848cm" svg:x2="5.008cm" svg:y2="3.853cm">
            <text:p/>
          </draw:line>
          <draw:line draw:style-name="gr4" draw:text-style-name="P2" draw:layer="layout" svg:x1="3.869cm" svg:y1="3.471cm" svg:x2="3.869cm" svg:y2="3.848cm">
            <text:p/>
          </draw:line>
          <draw:line draw:style-name="gr4" draw:text-style-name="P2" draw:layer="layout" svg:x1="3.87cm" svg:y1="3.848cm" svg:x2="3.865cm" svg:y2="3.853cm">
            <text:p/>
          </draw:line>
          <draw:line draw:style-name="gr4" draw:text-style-name="P2" draw:layer="layout" svg:x1="3.357cm" svg:y1="2.838cm" svg:x2="3.357cm" svg:y2="3.219cm">
            <text:p/>
          </draw:line>
          <draw:line draw:style-name="gr4" draw:text-style-name="P2" draw:layer="layout" svg:x1="3.225cm" svg:y1="3.348cm" svg:x2="3.225cm" svg:y2="3.471cm">
            <text:p/>
          </draw:line>
          <draw:line draw:style-name="gr4" draw:text-style-name="P2" draw:layer="layout" svg:x1="3.358cm" svg:y1="3.219cm" svg:x2="3.225cm" svg:y2="3.349cm">
            <text:p/>
          </draw:line>
          <draw:line draw:style-name="gr4" draw:text-style-name="P2" draw:layer="layout" svg:x1="3.213cm" svg:y1="2.584cm" svg:x2="3.358cm" svg:y2="2.729cm">
            <text:p/>
          </draw:line>
          <draw:line draw:style-name="gr4" draw:text-style-name="P2" draw:layer="layout" svg:x1="3.357cm" svg:y1="2.728cm" svg:x2="3.357cm" svg:y2="2.838cm">
            <text:p/>
          </draw:line>
          <draw:line draw:style-name="gr4" draw:text-style-name="P2" draw:layer="layout" svg:x1="4.5cm" svg:y1="2.838cm" svg:x2="4.5cm" svg:y2="3.219cm">
            <text:p/>
          </draw:line>
          <draw:line draw:style-name="gr4" draw:text-style-name="P2" draw:layer="layout" svg:x1="4.501cm" svg:y1="3.219cm" svg:x2="4.373cm" svg:y2="3.345cm">
            <text:p/>
          </draw:line>
          <draw:line draw:style-name="gr4" draw:text-style-name="P2" draw:layer="layout" svg:x1="4.373cm" svg:y1="3.344cm" svg:x2="4.373cm" svg:y2="3.598cm">
            <text:p/>
          </draw:line>
          <draw:line draw:style-name="gr4" draw:text-style-name="P2" draw:layer="layout" svg:x1="4.373cm" svg:y1="3.598cm" svg:x2="4.373cm" svg:y2="3.475cm">
            <text:p/>
          </draw:line>
          <draw:line draw:style-name="gr4" draw:text-style-name="P2" draw:layer="layout" svg:x1="4.374cm" svg:y1="3.476cm" svg:x2="4.368cm" svg:y2="3.471cm">
            <text:p/>
          </draw:line>
          <draw:line draw:style-name="gr4" draw:text-style-name="P2" draw:layer="layout" svg:x1="4.483cm" svg:y1="2.457cm" svg:x2="4.501cm" svg:y2="2.475cm">
            <text:p/>
          </draw:line>
          <draw:line draw:style-name="gr4" draw:text-style-name="P2" draw:layer="layout" svg:x1="4.5cm" svg:y1="2.474cm" svg:x2="4.5cm" svg:y2="2.838cm">
            <text:p/>
          </draw:line>
          <draw:line draw:style-name="gr4" draw:text-style-name="P2" draw:layer="layout" svg:x1="5.643cm" svg:y1="2.838cm" svg:x2="5.643cm" svg:y2="3.219cm">
            <text:p/>
          </draw:line>
          <draw:line draw:style-name="gr4" draw:text-style-name="P2" draw:layer="layout" svg:x1="5.511cm" svg:y1="3.348cm" svg:x2="5.511cm" svg:y2="3.471cm">
            <text:p/>
          </draw:line>
          <draw:line draw:style-name="gr4" draw:text-style-name="P2" draw:layer="layout" svg:x1="5.644cm" svg:y1="3.219cm" svg:x2="5.511cm" svg:y2="3.349cm">
            <text:p/>
          </draw:line>
          <draw:line draw:style-name="gr4" draw:text-style-name="P2" draw:layer="layout" svg:x1="5.626cm" svg:y1="2.457cm" svg:x2="5.644cm" svg:y2="2.475cm">
            <text:p/>
          </draw:line>
          <draw:line draw:style-name="gr4" draw:text-style-name="P2" draw:layer="layout" svg:x1="5.643cm" svg:y1="2.474cm" svg:x2="5.643cm" svg:y2="2.838cm">
            <text:p/>
          </draw:line>
          <draw:line draw:style-name="gr4" draw:text-style-name="P2" draw:layer="layout" svg:x1="6.786cm" svg:y1="2.838cm" svg:x2="6.786cm" svg:y2="3.219cm">
            <text:p/>
          </draw:line>
          <draw:line draw:style-name="gr4" draw:text-style-name="P2" draw:layer="layout" svg:x1="6.654cm" svg:y1="3.348cm" svg:x2="6.654cm" svg:y2="3.471cm">
            <text:p/>
          </draw:line>
          <draw:line draw:style-name="gr4" draw:text-style-name="P2" draw:layer="layout" svg:x1="6.787cm" svg:y1="3.219cm" svg:x2="6.654cm" svg:y2="3.349cm">
            <text:p/>
          </draw:line>
          <draw:line draw:style-name="gr4" draw:text-style-name="P2" draw:layer="layout" svg:x1="6.769cm" svg:y1="2.457cm" svg:x2="6.787cm" svg:y2="2.475cm">
            <text:p/>
          </draw:line>
          <draw:line draw:style-name="gr4" draw:text-style-name="P2" draw:layer="layout" svg:x1="6.786cm" svg:y1="2.474cm" svg:x2="6.786cm" svg:y2="2.838cm">
            <text:p/>
          </draw:line>
          <draw:line draw:style-name="gr4" draw:text-style-name="P2" draw:layer="layout" svg:x1="3.225cm" svg:y1="1.57cm" svg:x2="3.225cm" svg:y2="1.822cm">
            <text:p/>
          </draw:line>
          <draw:line draw:style-name="gr4" draw:text-style-name="P2" draw:layer="layout" svg:x1="3.225cm" svg:y1="1.949cm" svg:x2="3.225cm" svg:y2="2.072cm">
            <text:p/>
          </draw:line>
          <draw:line draw:style-name="gr4" draw:text-style-name="P2" draw:layer="layout" svg:x1="3.225cm" svg:y1="2.072cm" svg:x2="3.232cm" svg:y2="2.077cm">
            <text:p/>
          </draw:line>
          <draw:line draw:style-name="gr4" draw:text-style-name="P2" draw:layer="layout" svg:x1="3.23cm" svg:y1="2.076cm" svg:x2="2.785cm" svg:y2="2.076cm">
            <text:p/>
          </draw:line>
          <draw:line draw:style-name="gr4" draw:text-style-name="P2" draw:layer="layout" svg:x1="2.785cm" svg:y1="2.076cm" svg:x2="2.785cm" svg:y2="2.647cm">
            <text:p/>
          </draw:line>
          <draw:line draw:style-name="gr4" draw:text-style-name="P2" draw:layer="layout" svg:x1="2.818cm" svg:y1="2.68cm" svg:x2="2.785cm" svg:y2="2.647cm">
            <text:p/>
          </draw:line>
          <draw:line draw:style-name="gr4" draw:text-style-name="P2" draw:layer="layout" svg:x1="4.262cm" svg:y1="2.552cm" svg:x2="3.96cm" svg:y2="2.552cm">
            <text:p/>
          </draw:line>
          <draw:line draw:style-name="gr4" draw:text-style-name="P2" draw:layer="layout" svg:x1="3.961cm" svg:y1="2.553cm" svg:x2="3.875cm" svg:y2="2.465cm">
            <text:p/>
          </draw:line>
          <draw:line draw:style-name="gr4" draw:text-style-name="P2" draw:layer="layout" svg:x1="3.875cm" svg:y1="2.465cm" svg:x2="3.875cm" svg:y2="2.457cm">
            <text:p/>
          </draw:line>
          <draw:line draw:style-name="gr4" draw:text-style-name="P2" draw:layer="layout" svg:x1="5.405cm" svg:y1="2.552cm" svg:x2="5.103cm" svg:y2="2.552cm">
            <text:p/>
          </draw:line>
          <draw:line draw:style-name="gr4" draw:text-style-name="P2" draw:layer="layout" svg:x1="5.104cm" svg:y1="2.553cm" svg:x2="5.016cm" svg:y2="2.465cm">
            <text:p/>
          </draw:line>
          <draw:line draw:style-name="gr4" draw:text-style-name="P2" draw:layer="layout" svg:x1="5.016cm" svg:y1="2.465cm" svg:x2="5.016cm" svg:y2="2.457cm">
            <text:p/>
          </draw:line>
          <draw:line draw:style-name="gr4" draw:text-style-name="P2" draw:layer="layout" svg:x1="6.548cm" svg:y1="2.552cm" svg:x2="6.246cm" svg:y2="2.552cm">
            <text:p/>
          </draw:line>
          <draw:line draw:style-name="gr4" draw:text-style-name="P2" draw:layer="layout" svg:x1="6.247cm" svg:y1="2.553cm" svg:x2="6.159cm" svg:y2="2.465cm">
            <text:p/>
          </draw:line>
          <draw:line draw:style-name="gr4" draw:text-style-name="P2" draw:layer="layout" svg:x1="6.159cm" svg:y1="2.465cm" svg:x2="6.159cm" svg:y2="2.457cm">
            <text:p/>
          </draw:line>
          <draw:line draw:style-name="gr4" draw:text-style-name="P2" draw:layer="layout" svg:x1="3.484cm" svg:y1="1.822cm" svg:x2="3.225cm" svg:y2="1.822cm">
            <text:p/>
          </draw:line>
          <draw:line draw:style-name="gr4" draw:text-style-name="P2" draw:layer="layout" svg:x1="5.008cm" svg:y1="1.189cm" svg:x2="3.23cm" svg:y2="1.189cm">
            <text:p/>
          </draw:line>
          <draw:line draw:style-name="gr4" draw:text-style-name="P2" draw:layer="layout" svg:x1="3.232cm" svg:y1="1.189cm" svg:x2="3.225cm" svg:y2="1.194cm">
            <text:p/>
          </draw:line>
          <draw:line draw:style-name="gr4" draw:text-style-name="P2" draw:layer="layout" svg:x1="3.225cm" svg:y1="1.193cm" svg:x2="3.225cm" svg:y2="1.57cm">
            <text:p/>
          </draw:line>
          <draw:line draw:style-name="gr4" draw:text-style-name="P2" draw:layer="layout" svg:x1="3.225cm" svg:y1="1.822cm" svg:x2="3.225cm" svg:y2="1.949cm">
            <text:p/>
          </draw:line>
          <draw:line draw:style-name="gr4" draw:text-style-name="P2" draw:layer="layout" svg:x1="5.008cm" svg:y1="1.189cm" svg:x2="5.389cm" svg:y2="1.189cm">
            <text:p/>
          </draw:line>
          <draw:line draw:style-name="gr4" draw:text-style-name="P2" draw:layer="layout" svg:x1="5.706cm" svg:y1="1.507cm" svg:x2="5.771cm" svg:y2="1.571cm">
            <text:p/>
          </draw:line>
          <draw:line draw:style-name="gr4" draw:text-style-name="P2" draw:layer="layout" svg:x1="5.77cm" svg:y1="1.57cm" svg:x2="6.152cm" svg:y2="1.95cm">
            <text:p/>
          </draw:line>
          <draw:line draw:style-name="gr4" draw:text-style-name="P2" draw:layer="layout" svg:x1="2.992cm" svg:y1="2.679cm" svg:x2="2.817cm" svg:y2="2.679cm">
            <text:p/>
          </draw:line>
          <draw:line draw:style-name="gr4" draw:text-style-name="P2" draw:layer="layout" svg:x1="5.657cm" svg:y1="1.554cm" svg:x2="5.707cm" svg:y2="1.507cm">
            <text:p/>
          </draw:line>
          <draw:line draw:style-name="gr4" draw:text-style-name="P2" draw:layer="layout" svg:x1="5.389cm" svg:y1="1.189cm" svg:x2="5.707cm" svg:y2="1.508cm">
            <text:p/>
          </draw:line>
          <draw:line draw:style-name="gr5" draw:text-style-name="P2" draw:layer="layout" svg:x1="6.406cm" svg:y1="2.204cm" svg:x2="6.151cm" svg:y2="1.949cm">
            <text:p/>
          </draw:line>
          <draw:line draw:style-name="gr5" draw:text-style-name="P2" draw:layer="layout" svg:x1="6.444cm" svg:y1="2.128cm" svg:x2="6.303cm" svg:y2="1.987cm">
            <text:p/>
          </draw:line>
          <draw:line draw:style-name="gr5" draw:text-style-name="P2" draw:layer="layout" svg:x1="6.303cm" svg:y1="1.987cm" svg:x2="6.265cm" svg:y2="1.987cm">
            <text:p/>
          </draw:line>
          <draw:line draw:style-name="gr5" draw:text-style-name="P2" draw:layer="layout" svg:x1="6.265cm" svg:y1="1.987cm" svg:x2="6.406cm" svg:y2="2.128cm">
            <text:p/>
          </draw:line>
          <draw:line draw:style-name="gr5" draw:text-style-name="P2" draw:layer="layout" svg:x1="6.405cm" svg:y1="2.127cm" svg:x2="6.405cm" svg:y2="2.203cm">
            <text:p/>
          </draw:line>
          <draw:line draw:style-name="gr4" draw:text-style-name="P2" draw:layer="layout" svg:x1="6.151cm" svg:y1="2.457cm" svg:x2="6.024cm" svg:y2="2.457cm">
            <text:p/>
          </draw:line>
          <draw:line draw:style-name="gr4" draw:text-style-name="P2" draw:layer="layout" svg:x1="5.008cm" svg:y1="2.457cm" svg:x2="4.881cm" svg:y2="2.457cm">
            <text:p/>
          </draw:line>
          <draw:line draw:style-name="gr4" draw:text-style-name="P2" draw:layer="layout" svg:x1="4.754cm" svg:y1="1.57cm" svg:x2="4.754cm" svg:y2="1.695cm">
            <text:p/>
          </draw:line>
          <draw:line draw:style-name="gr4" draw:text-style-name="P2" draw:layer="layout" svg:x1="4.754cm" svg:y1="1.695cm" svg:x2="5.009cm" svg:y2="1.95cm">
            <text:p/>
          </draw:line>
          <draw:line draw:style-name="gr6" draw:text-style-name="P2" draw:layer="layout" svg:x1="6.309cm" svg:y1="2.362cm" svg:x2="6.548cm" svg:y2="2.362cm">
            <text:p/>
          </draw:line>
          <draw:line draw:style-name="gr6" draw:text-style-name="P2" draw:layer="layout" svg:x1="5.008cm" svg:y1="1.949cm" svg:x2="5.897cm" svg:y2="1.949cm">
            <text:p/>
          </draw:line>
          <draw:line draw:style-name="gr7" draw:text-style-name="P2" draw:layer="layout" svg:x1="5.897cm" svg:y1="1.949cm" svg:x2="6.31cm" svg:y2="2.363cm">
            <text:p/>
          </draw:line>
          <draw:line draw:style-name="gr4" draw:text-style-name="P2" draw:layer="layout" svg:x1="4.487cm" svg:y1="2.128cm" svg:x2="4.506cm" svg:y2="2.116cm">
            <text:p/>
          </draw:line>
          <draw:line draw:style-name="gr7" draw:text-style-name="P2" draw:layer="layout" svg:x1="5.107cm" svg:y1="2.306cm" svg:x2="5.121cm" svg:y2="2.093cm">
            <text:p/>
          </draw:line>
          <draw:line draw:style-name="gr6" draw:text-style-name="P2" draw:layer="layout" svg:x1="5.255cm" svg:y1="2.362cm" svg:x2="5.405cm" svg:y2="2.362cm">
            <text:p/>
          </draw:line>
          <draw:line draw:style-name="gr8" draw:text-style-name="P2" draw:layer="layout" svg:x1="5.107cm" svg:y1="2.305cm" svg:x2="5.198cm" svg:y2="2.305cm">
            <text:p/>
          </draw:line>
          <draw:line draw:style-name="gr6" draw:text-style-name="P2" draw:layer="layout" svg:x1="5.198cm" svg:y1="2.305cm" svg:x2="5.256cm" svg:y2="2.363cm">
            <text:p/>
          </draw:line>
          <draw:line draw:style-name="gr7" draw:text-style-name="P2" draw:layer="layout" svg:x1="4.504cm" svg:y1="2.116cm" svg:x2="5.094cm" svg:y2="2.116cm">
            <text:p/>
          </draw:line>
          <draw:line draw:style-name="gr7" draw:text-style-name="P2" draw:layer="layout" svg:x1="4.487cm" svg:y1="1.583cm" svg:x2="4.487cm" svg:y2="2.127cm">
            <text:p/>
          </draw:line>
          <draw:line draw:style-name="gr4" draw:text-style-name="P2" draw:layer="layout" svg:x1="5.094cm" svg:y1="2.117cm" svg:x2="5.121cm" svg:y2="2.093cm">
            <text:p/>
          </draw:line>
          <draw:line draw:style-name="gr4" draw:text-style-name="P2" draw:layer="layout" svg:x1="4.501cm" svg:y1="1.57cm" svg:x2="4.487cm" svg:y2="1.584cm">
            <text:p/>
          </draw:line>
          <draw:line draw:style-name="gr7" draw:text-style-name="P2" draw:layer="layout" svg:x1="4.246cm" svg:y1="1.57cm" svg:x2="4.246cm" svg:y2="1.822cm">
            <text:p/>
          </draw:line>
          <draw:line draw:style-name="gr7" draw:text-style-name="P2" draw:layer="layout" svg:x1="4.246cm" svg:y1="1.822cm" svg:x2="4.246cm" svg:y2="2.345cm">
            <text:p/>
          </draw:line>
          <draw:line draw:style-name="gr6" draw:text-style-name="P2" draw:layer="layout" svg:x1="4.246cm" svg:y1="2.345cm" svg:x2="4.263cm" svg:y2="2.363cm">
            <text:p/>
          </draw:line>
          <draw:line draw:style-name="gr7" draw:text-style-name="P2" draw:layer="layout" svg:x1="3.992cm" svg:y1="1.57cm" svg:x2="3.992cm" svg:y2="2.076cm">
            <text:p/>
          </draw:line>
          <draw:line draw:style-name="gr6" draw:text-style-name="P2" draw:layer="layout" svg:x1="2.992cm" svg:y1="2.49cm" svg:x2="3.167cm" svg:y2="2.315cm">
            <text:p/>
          </draw:line>
          <draw:line draw:style-name="gr6" draw:text-style-name="P2" draw:layer="layout" svg:x1="3.166cm" svg:y1="2.317cm" svg:x2="3.166cm" svg:y2="2.315cm">
            <text:p/>
          </draw:line>
          <draw:line draw:style-name="gr6" draw:text-style-name="P2" draw:layer="layout" svg:x1="3.166cm" svg:y1="2.317cm" svg:x2="3.75cm" svg:y2="2.317cm">
            <text:p/>
          </draw:line>
          <draw:line draw:style-name="gr5" draw:text-style-name="P2" draw:layer="layout" svg:x1="3.75cm" svg:y1="2.318cm" svg:x2="3.993cm" svg:y2="2.076cm">
            <text:p/>
          </draw:line>
          <draw:line draw:style-name="gr4" draw:text-style-name="P2" draw:layer="layout" svg:x1="5.084cm" svg:y1="1.873cm" svg:x2="4.944cm" svg:y2="1.873cm">
            <text:p/>
          </draw:line>
          <draw:line draw:style-name="gr4" draw:text-style-name="P2" draw:layer="layout" svg:x1="4.945cm" svg:y1="1.874cm" svg:x2="4.906cm" svg:y2="1.835cm">
            <text:p/>
          </draw:line>
          <draw:line draw:style-name="gr4" draw:text-style-name="P2" draw:layer="layout" svg:x1="3.712cm" svg:y1="2.407cm" svg:x2="3.815cm" svg:y2="2.305cm">
            <text:p/>
          </draw:line>
          <draw:line draw:style-name="gr4" draw:text-style-name="P2" draw:layer="layout" svg:x1="3.814cm" svg:y1="2.305cm" svg:x2="3.826cm" svg:y2="2.305cm">
            <text:p/>
          </draw:line>
          <draw:polygon draw:style-name="gr1" draw:text-style-name="P1" draw:layer="layout" svg:width="0.131cm" svg:height="0.132cm" svg:x="4.942cm" svg:y="1.883cm" svg:viewBox="0 0 132 133" draw:points="132,94 93,133 38,133 0,94 0,39 38,0 93,0 132,39">
            <text:p/>
          </draw:polygon>
          <draw:path draw:style-name="gr9" draw:text-style-name="P3" draw:layer="layout" svg:width="0.081cm" svg:height="0.08cm" svg:x="4.967cm" svg:y="1.909cm" svg:viewBox="0 0 82 81" svg:d="M82 40c0 23-18 41-40 41-24 0-42-18-42-41 0-22 18-40 42-40 22 0 40 18 40 40z">
            <text:p/>
          </draw:path>
          <draw:polygon draw:style-name="gr1" draw:text-style-name="P1" draw:layer="layout" svg:width="0.131cm" svg:height="0.132cm" svg:x="4.942cm" svg:y="1.123cm" svg:viewBox="0 0 132 133" draw:points="132,94 93,133 38,133 0,94 0,39 38,0 93,0 132,39">
            <text:p/>
          </draw:polygon>
          <draw:path draw:style-name="gr9" draw:text-style-name="P3" draw:layer="layout" svg:width="0.081cm" svg:height="0.08cm" svg:x="4.967cm" svg:y="1.149cm" svg:viewBox="0 0 82 81" svg:d="M82 41c0 22-18 40-40 40-24 0-42-18-42-40s18-41 42-41c22 0 40 19 40 41z">
            <text:p/>
          </draw:path>
          <draw:polygon draw:style-name="gr1" draw:text-style-name="P1" draw:layer="layout" svg:width="0.131cm" svg:height="0.132cm" svg:x="5.054cm" svg:y="2.027cm" svg:viewBox="0 0 132 133" draw:points="132,39 132,94 93,133 38,133 0,94 0,39 38,0 93,0">
            <text:p/>
          </draw:polygon>
          <draw:path draw:style-name="gr9" draw:text-style-name="P3" draw:layer="layout" svg:width="0.08cm" svg:height="0.08cm" svg:x="5.08cm" svg:y="2.053cm" svg:viewBox="0 0 81 81" svg:d="M81 40c0 22-19 41-41 41s-40-19-40-41 18-40 40-40 41 18 41 40z">
            <text:p/>
          </draw:path>
          <draw:polygon draw:style-name="gr1" draw:text-style-name="P1" draw:layer="layout" svg:width="0.131cm" svg:height="0.131cm" svg:x="5.592cm" svg:y="1.488cm" svg:viewBox="0 0 132 132" draw:points="132,39 132,94 93,132 38,132 0,94 0,39 38,0 93,0">
            <text:p/>
          </draw:polygon>
          <draw:path draw:style-name="gr9" draw:text-style-name="P3" draw:layer="layout" svg:width="0.081cm" svg:height="0.08cm" svg:x="5.617cm" svg:y="1.513cm" svg:viewBox="0 0 82 81" svg:d="M82 40c0 23-18 41-41 41s-41-18-41-41c0-22 18-40 41-40s41 18 41 40z">
            <text:p/>
          </draw:path>
          <draw:polygon draw:style-name="gr1" draw:text-style-name="P1" draw:layer="layout" svg:width="0.131cm" svg:height="0.132cm" svg:x="4.18cm" svg:y="1.756cm" svg:viewBox="0 0 132 133" draw:points="132,94 94,133 38,133 0,94 0,39 38,0 94,0 132,39">
            <text:p/>
          </draw:polygon>
          <draw:path draw:style-name="gr9" draw:text-style-name="P3" draw:layer="layout" svg:width="0.081cm" svg:height="0.08cm" svg:x="4.205cm" svg:y="1.782cm" svg:viewBox="0 0 82 81" svg:d="M82 41c0 22-19 40-41 40-23 0-41-18-41-40 0-23 18-41 41-41 22 0 41 18 41 41z">
            <text:p/>
          </draw:path>
          <draw:polygon draw:style-name="gr1" draw:text-style-name="P1" draw:layer="layout" svg:width="0.131cm" svg:height="0.132cm" svg:x="3.418cm" svg:y="1.756cm" svg:viewBox="0 0 132 133" draw:points="132,94 94,133 38,133 0,94 0,39 38,0 94,0 132,39">
            <text:p/>
          </draw:polygon>
          <draw:path draw:style-name="gr9" draw:text-style-name="P3" draw:layer="layout" svg:width="0.081cm" svg:height="0.08cm" svg:x="3.443cm" svg:y="1.782cm" svg:viewBox="0 0 82 81" svg:d="M82 41c0 22-18 40-40 40-24 0-42-18-42-40 0-23 18-41 42-41 22 0 40 18 40 41z">
            <text:p/>
          </draw:path>
          <draw:polygon draw:style-name="gr1" draw:text-style-name="P1" draw:layer="layout" svg:width="0.131cm" svg:height="0.132cm" svg:x="3.926cm" svg:y="2.01cm" svg:viewBox="0 0 132 133" draw:points="132,94 94,133 38,133 0,94 0,39 38,0 94,0 132,39">
            <text:p/>
          </draw:polygon>
          <draw:path draw:style-name="gr9" draw:text-style-name="P3" draw:layer="layout" svg:width="0.081cm" svg:height="0.08cm" svg:x="3.951cm" svg:y="2.036cm" svg:viewBox="0 0 82 81" svg:d="M82 41c0 22-18 40-40 40-23 0-42-18-42-40s19-41 42-41c22 0 40 19 40 41z">
            <text:p/>
          </draw:path>
          <draw:polygon draw:style-name="gr1" draw:text-style-name="P1" draw:layer="layout" svg:width="0.131cm" svg:height="0.132cm" svg:x="3.164cm" svg:y="2.01cm" svg:viewBox="0 0 132 133" draw:points="132,94 94,133 38,133 0,94 0,39 38,0 94,0 132,39">
            <text:p/>
          </draw:polygon>
          <draw:path draw:style-name="gr9" draw:text-style-name="P3" draw:layer="layout" svg:width="0.081cm" svg:height="0.08cm" svg:x="3.189cm" svg:y="2.036cm" svg:viewBox="0 0 82 81" svg:d="M82 41c0 22-18 40-41 40s-41-18-41-40 18-41 41-41 41 19 41 41z">
            <text:p/>
          </draw:path>
          <draw:line draw:style-name="gr10" draw:text-style-name="P2" draw:layer="layout" svg:x1="6.155cm" svg:y1="3.562cm" svg:x2="6.155cm" svg:y2="3.382cm">
            <text:p/>
          </draw:line>
          <draw:path draw:style-name="gr9" draw:text-style-name="P3" draw:layer="layout" svg:width="0.118cm" svg:height="0.118cm" svg:x="6.096cm" svg:y="3.412cm" svg:viewBox="0 0 119 119" svg:d="M119 59c0 34-28 60-60 60-33 0-59-26-59-60 0-33 26-59 59-59 32 0 60 26 60 59z">
            <text:p/>
          </draw:path>
          <draw:line draw:style-name="gr10" draw:text-style-name="P2" draw:layer="layout" svg:x1="6.654cm" svg:y1="3.562cm" svg:x2="6.654cm" svg:y2="3.382cm">
            <text:p/>
          </draw:line>
          <draw:path draw:style-name="gr9" draw:text-style-name="P3" draw:layer="layout" svg:width="0.119cm" svg:height="0.118cm" svg:x="6.595cm" svg:y="3.412cm" svg:viewBox="0 0 120 119" svg:d="M120 59c0 34-27 60-61 60-32 0-59-26-59-60 0-33 27-59 59-59 34 0 61 26 61 59z">
            <text:p/>
          </draw:path>
          <draw:line draw:style-name="gr10" draw:text-style-name="P2" draw:layer="layout" svg:x1="5.012cm" svg:y1="3.562cm" svg:x2="5.012cm" svg:y2="3.382cm">
            <text:p/>
          </draw:line>
          <draw:path draw:style-name="gr9" draw:text-style-name="P3" draw:layer="layout" svg:width="0.118cm" svg:height="0.118cm" svg:x="4.953cm" svg:y="3.412cm" svg:viewBox="0 0 119 119" svg:d="M119 59c0 34-27 60-60 60s-59-26-59-60c0-33 26-59 59-59s60 26 60 59z">
            <text:p/>
          </draw:path>
          <draw:line draw:style-name="gr10" draw:text-style-name="P2" draw:layer="layout" svg:x1="5.511cm" svg:y1="3.562cm" svg:x2="5.511cm" svg:y2="3.382cm">
            <text:p/>
          </draw:line>
          <draw:path draw:style-name="gr9" draw:text-style-name="P3" draw:layer="layout" svg:width="0.119cm" svg:height="0.118cm" svg:x="5.452cm" svg:y="3.412cm" svg:viewBox="0 0 120 119" svg:d="M120 59c0 34-27 60-60 60s-60-26-60-60c0-33 27-59 60-59s60 26 60 59z">
            <text:p/>
          </draw:path>
          <draw:line draw:style-name="gr10" draw:text-style-name="P2" draw:layer="layout" svg:x1="3.869cm" svg:y1="3.562cm" svg:x2="3.869cm" svg:y2="3.382cm">
            <text:p/>
          </draw:line>
          <draw:path draw:style-name="gr9" draw:text-style-name="P3" draw:layer="layout" svg:width="0.118cm" svg:height="0.118cm" svg:x="3.81cm" svg:y="3.412cm" svg:viewBox="0 0 119 119" svg:d="M119 59c0 34-27 60-59 60-33 0-60-26-60-60 0-33 27-59 60-59 32 0 59 26 59 59z">
            <text:p/>
          </draw:path>
          <draw:line draw:style-name="gr10" draw:text-style-name="P2" draw:layer="layout" svg:x1="4.368cm" svg:y1="3.562cm" svg:x2="4.368cm" svg:y2="3.382cm">
            <text:p/>
          </draw:line>
          <draw:path draw:style-name="gr9" draw:text-style-name="P3" draw:layer="layout" svg:width="0.119cm" svg:height="0.118cm" svg:x="4.309cm" svg:y="3.412cm" svg:viewBox="0 0 120 119" svg:d="M120 59c0 34-28 60-61 60-32 0-59-26-59-60 0-33 27-59 59-59 33 0 61 26 61 59z">
            <text:p/>
          </draw:path>
          <draw:line draw:style-name="gr10" draw:text-style-name="P2" draw:layer="layout" svg:x1="2.726cm" svg:y1="3.562cm" svg:x2="2.726cm" svg:y2="3.382cm">
            <text:p/>
          </draw:line>
          <draw:path draw:style-name="gr9" draw:text-style-name="P3" draw:layer="layout" svg:width="0.118cm" svg:height="0.118cm" svg:x="2.667cm" svg:y="3.412cm" svg:viewBox="0 0 119 119" svg:d="M119 59c0 34-28 60-60 60-33 0-59-26-59-60 0-33 26-59 59-59 32 0 60 26 60 59z">
            <text:p/>
          </draw:path>
          <draw:line draw:style-name="gr10" draw:text-style-name="P2" draw:layer="layout" svg:x1="3.225cm" svg:y1="3.562cm" svg:x2="3.225cm" svg:y2="3.382cm">
            <text:p/>
          </draw:line>
          <draw:path draw:style-name="gr9" draw:text-style-name="P3" draw:layer="layout" svg:width="0.119cm" svg:height="0.118cm" svg:x="3.166cm" svg:y="3.412cm" svg:viewBox="0 0 120 119" svg:d="M120 59c0 34-27 60-61 60-32 0-59-26-59-60 0-33 27-59 59-59 34 0 61 26 61 59z">
            <text:p/>
          </draw:path>
          <draw:line draw:style-name="gr10" draw:text-style-name="P2" draw:layer="layout" svg:x1="2.726cm" svg:y1="1.659cm" svg:x2="2.726cm" svg:y2="1.479cm">
            <text:p/>
          </draw:line>
          <draw:path draw:style-name="gr9" draw:text-style-name="P3" draw:layer="layout" svg:width="0.118cm" svg:height="0.118cm" svg:x="2.667cm" svg:y="1.511cm" svg:viewBox="0 0 119 119" svg:d="M119 59c0 34-28 60-60 60-33 0-59-26-59-60 0-33 26-59 59-59 32 0 60 26 60 59z">
            <text:p/>
          </draw:path>
          <draw:line draw:style-name="gr10" draw:text-style-name="P2" draw:layer="layout" svg:x1="3.225cm" svg:y1="1.659cm" svg:x2="3.225cm" svg:y2="1.479cm">
            <text:p/>
          </draw:line>
          <draw:path draw:style-name="gr9" draw:text-style-name="P3" draw:layer="layout" svg:width="0.119cm" svg:height="0.118cm" svg:x="3.166cm" svg:y="1.511cm" svg:viewBox="0 0 120 119" svg:d="M120 59c0 34-27 60-61 60-32 0-59-26-59-60 0-33 27-59 59-59 34 0 61 26 61 59z">
            <text:p/>
          </draw:path>
          <draw:line draw:style-name="gr11" draw:text-style-name="P2" draw:layer="layout" svg:x1="5.958cm" svg:y1="2.838cm" svg:x2="6.089cm" svg:y2="2.838cm">
            <text:p/>
          </draw:line>
          <draw:path draw:style-name="gr9" draw:text-style-name="P3" draw:layer="layout" svg:width="0.081cm" svg:height="0.08cm" svg:x="5.983cm" svg:y="2.798cm" svg:viewBox="0 0 82 81" svg:d="M82 40c0 23-18 41-41 41s-41-18-41-41c0-22 18-40 41-40s41 18 41 40z">
            <text:p/>
          </draw:path>
          <draw:line draw:style-name="gr11" draw:text-style-name="P2" draw:layer="layout" svg:x1="6.718cm" svg:y1="2.838cm" svg:x2="6.851cm" svg:y2="2.838cm">
            <text:p/>
          </draw:line>
          <draw:path draw:style-name="gr9" draw:text-style-name="P3" draw:layer="layout" svg:width="0.081cm" svg:height="0.08cm" svg:x="6.745cm" svg:y="2.798cm" svg:viewBox="0 0 82 81" svg:d="M82 40c0 23-18 41-40 41-23 0-42-18-42-41 0-22 19-40 42-40 22 0 40 18 40 40z">
            <text:p/>
          </draw:path>
          <draw:line draw:style-name="gr11" draw:text-style-name="P2" draw:layer="layout" svg:x1="4.815cm" svg:y1="2.838cm" svg:x2="4.946cm" svg:y2="2.838cm">
            <text:p/>
          </draw:line>
          <draw:path draw:style-name="gr9" draw:text-style-name="P3" draw:layer="layout" svg:width="0.081cm" svg:height="0.08cm" svg:x="4.84cm" svg:y="2.798cm" svg:viewBox="0 0 82 81" svg:d="M82 40c0 23-19 41-41 41-23 0-41-18-41-41 0-22 18-40 41-40 22 0 41 18 41 40z">
            <text:p/>
          </draw:path>
          <draw:line draw:style-name="gr11" draw:text-style-name="P2" draw:layer="layout" svg:x1="5.577cm" svg:y1="2.838cm" svg:x2="5.708cm" svg:y2="2.838cm">
            <text:p/>
          </draw:line>
          <draw:path draw:style-name="gr9" draw:text-style-name="P3" draw:layer="layout" svg:width="0.081cm" svg:height="0.08cm" svg:x="5.602cm" svg:y="2.798cm" svg:viewBox="0 0 82 81" svg:d="M82 40c0 23-18 41-40 41-24 0-42-18-42-41 0-22 18-40 42-40 22 0 40 18 40 40z">
            <text:p/>
          </draw:path>
          <draw:line draw:style-name="gr11" draw:text-style-name="P2" draw:layer="layout" svg:x1="3.672cm" svg:y1="2.838cm" svg:x2="3.803cm" svg:y2="2.838cm">
            <text:p/>
          </draw:line>
          <draw:path draw:style-name="gr9" draw:text-style-name="P3" draw:layer="layout" svg:width="0.081cm" svg:height="0.08cm" svg:x="3.697cm" svg:y="2.798cm" svg:viewBox="0 0 82 81" svg:d="M82 40c0 23-18 41-40 41-24 0-42-18-42-41 0-22 18-40 42-40 22 0 40 18 40 40z">
            <text:p/>
          </draw:path>
          <draw:line draw:style-name="gr11" draw:text-style-name="P2" draw:layer="layout" svg:x1="4.434cm" svg:y1="2.838cm" svg:x2="4.565cm" svg:y2="2.838cm">
            <text:p/>
          </draw:line>
          <draw:path draw:style-name="gr9" draw:text-style-name="P3" draw:layer="layout" svg:width="0.081cm" svg:height="0.08cm" svg:x="4.459cm" svg:y="2.798cm" svg:viewBox="0 0 82 81" svg:d="M82 40c0 23-18 41-41 41s-41-18-41-41c0-22 18-40 41-40s41 18 41 40z">
            <text:p/>
          </draw:path>
          <draw:line draw:style-name="gr11" draw:text-style-name="P2" draw:layer="layout" svg:x1="2.529cm" svg:y1="2.838cm" svg:x2="2.662cm" svg:y2="2.838cm">
            <text:p/>
          </draw:line>
          <draw:path draw:style-name="gr9" draw:text-style-name="P3" draw:layer="layout" svg:width="0.081cm" svg:height="0.08cm" svg:x="2.554cm" svg:y="2.798cm" svg:viewBox="0 0 82 81" svg:d="M82 40c0 23-18 41-41 41s-41-18-41-41c0-22 18-40 41-40s41 18 41 40z">
            <text:p/>
          </draw:path>
          <draw:line draw:style-name="gr11" draw:text-style-name="P2" draw:layer="layout" svg:x1="3.291cm" svg:y1="2.838cm" svg:x2="3.422cm" svg:y2="2.838cm">
            <text:p/>
          </draw:line>
          <draw:path draw:style-name="gr9" draw:text-style-name="P3" draw:layer="layout" svg:width="0.081cm" svg:height="0.08cm" svg:x="3.316cm" svg:y="2.798cm" svg:viewBox="0 0 82 81" svg:d="M82 40c0 23-18 41-40 41-23 0-42-18-42-41 0-22 19-40 42-40 22 0 40 18 40 40z">
            <text:p/>
          </draw:path>
          <draw:line draw:style-name="gr12" draw:text-style-name="P2" draw:layer="layout" svg:x1="4.754cm" svg:y1="1.494cm" svg:x2="4.754cm" svg:y2="1.644cm">
            <text:p/>
          </draw:line>
          <draw:path draw:style-name="gr9" draw:text-style-name="P3" draw:layer="layout" svg:width="0.101cm" svg:height="0.102cm" svg:x="4.703cm" svg:y="1.519cm" svg:viewBox="0 0 102 103" svg:d="M102 52c0 28-23 51-51 51-29 0-51-23-51-51 0-29 22-52 51-52 28 0 51 23 51 52z">
            <text:p/>
          </draw:path>
          <draw:line draw:style-name="gr12" draw:text-style-name="P2" draw:layer="layout" svg:x1="4.5cm" svg:y1="1.494cm" svg:x2="4.5cm" svg:y2="1.644cm">
            <text:p/>
          </draw:line>
          <draw:path draw:style-name="gr9" draw:text-style-name="P3" draw:layer="layout" svg:width="0.101cm" svg:height="0.102cm" svg:x="4.449cm" svg:y="1.519cm" svg:viewBox="0 0 102 103" svg:d="M102 52c0 28-22 51-50 51-30 0-52-23-52-51 0-29 22-52 52-52 28 0 50 23 50 52z">
            <text:p/>
          </draw:path>
          <draw:line draw:style-name="gr12" draw:text-style-name="P2" draw:layer="layout" svg:x1="4.246cm" svg:y1="1.494cm" svg:x2="4.246cm" svg:y2="1.644cm">
            <text:p/>
          </draw:line>
          <draw:path draw:style-name="gr9" draw:text-style-name="P3" draw:layer="layout" svg:width="0.101cm" svg:height="0.102cm" svg:x="4.195cm" svg:y="1.519cm" svg:viewBox="0 0 102 103" svg:d="M102 52c0 28-23 51-51 51-29 0-51-23-51-51 0-29 22-52 51-52 28 0 51 23 51 52z">
            <text:p/>
          </draw:path>
          <draw:line draw:style-name="gr12" draw:text-style-name="P2" draw:layer="layout" svg:x1="3.992cm" svg:y1="1.494cm" svg:x2="3.992cm" svg:y2="1.644cm">
            <text:p/>
          </draw:line>
          <draw:path draw:style-name="gr9" draw:text-style-name="P3" draw:layer="layout" svg:width="0.101cm" svg:height="0.102cm" svg:x="3.941cm" svg:y="1.519cm" svg:viewBox="0 0 102 103" svg:d="M102 52c0 28-22 51-50 51-30 0-52-23-52-51 0-29 22-52 52-52 28 0 50 23 50 52z">
            <text:p/>
          </draw:path>
          <draw:path draw:style-name="gr1" draw:text-style-name="P1" draw:layer="layout" svg:width="0.131cm" svg:height="0.132cm" svg:x="3.799cm" svg:y="2.391cm" svg:viewBox="0 0 132 133" svg:d="M132 67c0 36-29 66-65 66-38 0-67-30-67-66 0-37 29-67 67-67 36 0 65 30 65 67z">
            <text:p/>
          </draw:path>
          <draw:path draw:style-name="gr9" draw:text-style-name="P3" draw:layer="layout" svg:width="0.081cm" svg:height="0.08cm" svg:x="3.824cm" svg:y="2.417cm" svg:viewBox="0 0 82 81" svg:d="M82 41c0 22-18 40-41 40s-41-18-41-40c0-23 18-41 41-41s41 18 41 41z">
            <text:p/>
          </draw:path>
          <draw:path draw:style-name="gr1" draw:text-style-name="P1" draw:layer="layout" svg:width="0.131cm" svg:height="0.132cm" svg:x="4.942cm" svg:y="2.391cm" svg:viewBox="0 0 132 133" svg:d="M132 67c0 36-29 66-66 66s-66-30-66-66c0-37 29-67 66-67s66 30 66 67z">
            <text:p/>
          </draw:path>
          <draw:path draw:style-name="gr9" draw:text-style-name="P3" draw:layer="layout" svg:width="0.081cm" svg:height="0.08cm" svg:x="4.967cm" svg:y="2.417cm" svg:viewBox="0 0 82 81" svg:d="M82 41c0 22-18 40-40 40-24 0-42-18-42-40 0-23 18-41 42-41 22 0 40 18 40 41z">
            <text:p/>
          </draw:path>
          <draw:path draw:style-name="gr1" draw:text-style-name="P1" draw:layer="layout" svg:width="0.131cm" svg:height="0.132cm" svg:x="6.085cm" svg:y="2.391cm" svg:viewBox="0 0 132 133" svg:d="M132 67c0 36-29 66-65 66-37 0-67-30-67-66 0-37 30-67 67-67 36 0 65 30 65 67z">
            <text:p/>
          </draw:path>
          <draw:path draw:style-name="gr9" draw:text-style-name="P3" draw:layer="layout" svg:width="0.081cm" svg:height="0.08cm" svg:x="6.11cm" svg:y="2.417cm" svg:viewBox="0 0 82 81" svg:d="M82 41c0 22-18 40-40 40-23 0-42-18-42-40 0-23 19-41 42-41 22 0 40 18 40 41z">
            <text:p/>
          </draw:path>
          <draw:path draw:style-name="gr1" draw:text-style-name="P1" draw:layer="layout" svg:width="0.131cm" svg:height="0.132cm" svg:x="5.958cm" svg:y="2.391cm" svg:viewBox="0 0 132 133" svg:d="M132 67c0 36-29 66-65 66-37 0-67-30-67-66 0-37 30-67 67-67 36 0 65 30 65 67z">
            <text:p/>
          </draw:path>
          <draw:path draw:style-name="gr9" draw:text-style-name="P3" draw:layer="layout" svg:width="0.081cm" svg:height="0.08cm" svg:x="5.983cm" svg:y="2.417cm" svg:viewBox="0 0 82 81" svg:d="M82 41c0 22-18 40-41 40s-41-18-41-40c0-23 18-41 41-41s41 18 41 41z">
            <text:p/>
          </draw:path>
          <draw:path draw:style-name="gr1" draw:text-style-name="P1" draw:layer="layout" svg:width="0.131cm" svg:height="0.132cm" svg:x="3.164cm" svg:y="2.01cm" svg:viewBox="0 0 132 133" svg:d="M132 67c0 36-29 66-65 66-38 0-67-30-67-66s29-67 67-67c36 0 65 31 65 67z">
            <text:p/>
          </draw:path>
          <draw:path draw:style-name="gr9" draw:text-style-name="P3" draw:layer="layout" svg:width="0.081cm" svg:height="0.08cm" svg:x="3.189cm" svg:y="2.036cm" svg:viewBox="0 0 82 81" svg:d="M82 41c0 22-18 40-41 40s-41-18-41-40 18-41 41-41 41 19 41 41z">
            <text:p/>
          </draw:path>
          <draw:path draw:style-name="gr1" draw:text-style-name="P1" draw:layer="layout" svg:width="0.131cm" svg:height="0.132cm" svg:x="4.815cm" svg:y="2.391cm" svg:viewBox="0 0 132 133" svg:d="M132 67c0 36-29 66-66 66s-66-30-66-66c0-37 29-67 66-67s66 30 66 67z">
            <text:p/>
          </draw:path>
          <draw:path draw:style-name="gr9" draw:text-style-name="P3" draw:layer="layout" svg:width="0.081cm" svg:height="0.08cm" svg:x="4.84cm" svg:y="2.417cm" svg:viewBox="0 0 82 81" svg:d="M82 41c0 22-19 40-41 40-23 0-41-18-41-40 0-23 18-41 41-41 22 0 41 18 41 41z">
            <text:p/>
          </draw:path>
          <draw:path draw:style-name="gr1" draw:text-style-name="P1" draw:layer="layout" svg:width="0.131cm" svg:height="0.132cm" svg:x="6.085cm" svg:y="1.883cm" svg:viewBox="0 0 132 133" svg:d="M132 67c0 36-29 66-65 66-37 0-67-30-67-66s30-67 67-67c36 0 65 31 65 67z">
            <text:p/>
          </draw:path>
          <draw:path draw:style-name="gr9" draw:text-style-name="P3" draw:layer="layout" svg:width="0.081cm" svg:height="0.08cm" svg:x="6.11cm" svg:y="1.909cm" svg:viewBox="0 0 82 81" svg:d="M82 40c0 23-18 41-40 41-23 0-42-18-42-41 0-22 19-40 42-40 22 0 40 18 40 40z">
            <text:p/>
          </draw:path>
          <draw:line draw:style-name="gr3" draw:text-style-name="P2" draw:layer="layout" svg:x1="6.151cm" svg:y1="2.457cm" svg:x2="6.159cm" svg:y2="2.457cm">
            <text:p/>
          </draw:line>
          <draw:line draw:style-name="gr3" draw:text-style-name="P2" draw:layer="layout" svg:x1="6.024cm" svg:y1="2.457cm" svg:x2="6.151cm" svg:y2="2.457cm">
            <text:p/>
          </draw:line>
          <draw:line draw:style-name="gr3" draw:text-style-name="P2" draw:layer="layout" svg:x1="5.016cm" svg:y1="2.457cm" svg:x2="5.008cm" svg:y2="2.457cm">
            <text:p/>
          </draw:line>
          <draw:line draw:style-name="gr3" draw:text-style-name="P2" draw:layer="layout" svg:x1="4.881cm" svg:y1="2.457cm" svg:x2="5.008cm" svg:y2="2.457cm">
            <text:p/>
          </draw:line>
          <draw:line draw:style-name="gr3" draw:text-style-name="P2" draw:layer="layout" svg:x1="3.875cm" svg:y1="2.457cm" svg:x2="3.865cm" svg:y2="2.457cm">
            <text:p/>
          </draw:line>
        </draw:g>
        <draw:g>
          <draw:polygon draw:style-name="gr1" draw:text-style-name="P1" draw:layer="layout" svg:width="0.635cm" svg:height="1.143cm" svg:x="11.102cm" svg:y="1.06cm" svg:viewBox="0 0 636 1144" draw:points="0,0 636,0 636,1144 0,1144">
            <text:p/>
          </draw:polygon>
          <draw:polygon draw:style-name="gr1" draw:text-style-name="P1" draw:layer="layout" svg:width="0.381cm" svg:height="0.127cm" svg:x="10.721cm" svg:y="2.076cm" svg:viewBox="0 0 382 128" draw:points="0,0 382,0 382,128 0,128">
            <text:p/>
          </draw:polygon>
          <draw:polygon draw:style-name="gr1" draw:text-style-name="P1" draw:layer="layout" svg:width="1.651cm" svg:height="0.254cm" svg:x="11.737cm" svg:y="1.062cm" svg:viewBox="0 0 1652 255" draw:points="0,0 1652,0 1652,255 0,255">
            <text:p/>
          </draw:polygon>
          <draw:polygon draw:style-name="gr1" draw:text-style-name="P1" draw:layer="layout" svg:width="0.762cm" svg:height="0.635cm" svg:x="13.388cm" svg:y="1.062cm" svg:viewBox="0 0 763 636" draw:points="0,0 763,0 763,636 0,636">
            <text:p/>
          </draw:polygon>
          <draw:polygon draw:style-name="gr1" draw:text-style-name="P1" draw:layer="layout" svg:width="0.381cm" svg:height="0.381cm" svg:x="13.007cm" svg:y="1.316cm" svg:viewBox="0 0 382 382" draw:points="0,0 382,0 382,382 0,382">
            <text:p/>
          </draw:polygon>
          <draw:polygon draw:style-name="gr1" draw:text-style-name="P1" draw:layer="layout" svg:width="0.254cm" svg:height="0.381cm" svg:x="12.88cm" svg:y="1.316cm" svg:viewBox="0 0 255 382" draw:points="0,0 255,0 255,382 0,382">
            <text:p/>
          </draw:polygon>
          <draw:polygon draw:style-name="gr1" draw:text-style-name="P1" draw:layer="layout" svg:width="0.762cm" svg:height="0.127cm" svg:x="13.007cm" svg:y="1.822cm" svg:viewBox="0 0 763 128" draw:points="0,0 763,0 763,128 0,128">
            <text:p/>
          </draw:polygon>
          <draw:polygon draw:style-name="gr1" draw:text-style-name="P1" draw:layer="layout" svg:width="0.14cm" svg:height="0.203cm" svg:x="13.756cm" svg:y="1.873cm" svg:viewBox="0 0 141 204" draw:points="0,0 141,0 141,204 0,204">
            <text:p/>
          </draw:polygon>
          <draw:polygon draw:style-name="gr1" draw:text-style-name="P1" draw:layer="layout" svg:width="0.585cm" svg:height="0.114cm" svg:x="13.438cm" svg:y="1.962cm" svg:viewBox="0 0 586 115" draw:points="0,0 586,0 586,115 0,115">
            <text:p/>
          </draw:polygon>
          <draw:polygon draw:style-name="gr1" draw:text-style-name="P1" draw:layer="layout" svg:width="0.686cm" svg:height="0.165cm" svg:x="13.311cm" svg:y="1.974cm" svg:viewBox="0 0 687 166" draw:points="0,0 687,0 687,166 0,166">
            <text:p/>
          </draw:polygon>
          <draw:polygon draw:style-name="gr1" draw:text-style-name="P1" draw:layer="layout" svg:width="0.203cm" svg:height="0.127cm" svg:x="13.972cm" svg:y="2.139cm" svg:viewBox="0 0 204 128" draw:points="0,0 204,0 204,128 0,128">
            <text:p/>
          </draw:polygon>
          <draw:polygon draw:style-name="gr1" draw:text-style-name="P1" draw:layer="layout" svg:width="0.203cm" svg:height="0.127cm" svg:x="14.315cm" svg:y="2.292cm" svg:viewBox="0 0 204 128" draw:points="0,0 204,0 204,128 0,128">
            <text:p/>
          </draw:polygon>
          <draw:polygon draw:style-name="gr1" draw:text-style-name="P1" draw:layer="layout" svg:width="0.762cm" svg:height="0.635cm" svg:x="14.15cm" svg:y="1.062cm" svg:viewBox="0 0 763 636" draw:points="0,0 763,0 763,636 0,636">
            <text:p/>
          </draw:polygon>
          <draw:polygon draw:style-name="gr1" draw:text-style-name="P1" draw:layer="layout" svg:width="4.445cm" svg:height="0.178cm" svg:x="10.467cm" svg:y="3.725cm" svg:viewBox="0 0 4446 179" draw:points="0,0 4446,0 4446,179 0,179">
            <text:p/>
          </draw:polygon>
          <draw:polygon draw:style-name="gr1" draw:text-style-name="P1" draw:layer="layout" svg:width="0.508cm" svg:height="1.016cm" svg:x="10.467cm" svg:y="2.836cm" svg:viewBox="0 0 509 1017" draw:points="0,0 509,0 509,1017 0,1017">
            <text:p/>
          </draw:polygon>
          <draw:polygon draw:style-name="gr1" draw:text-style-name="P1" draw:layer="layout" svg:width="0.381cm" svg:height="1.016cm" svg:x="11.61cm" svg:y="2.836cm" svg:viewBox="0 0 382 1017" draw:points="0,0 382,0 382,1017 0,1017">
            <text:p/>
          </draw:polygon>
          <draw:polygon draw:style-name="gr1" draw:text-style-name="P1" draw:layer="layout" svg:width="0.381cm" svg:height="1.016cm" svg:x="12.753cm" svg:y="2.836cm" svg:viewBox="0 0 382 1017" draw:points="0,0 382,0 382,1017 0,1017">
            <text:p/>
          </draw:polygon>
          <draw:polygon draw:style-name="gr1" draw:text-style-name="P1" draw:layer="layout" svg:width="0.381cm" svg:height="1.016cm" svg:x="13.896cm" svg:y="2.836cm" svg:viewBox="0 0 382 1017" draw:points="0,0 382,0 382,1017 0,1017">
            <text:p/>
          </draw:polygon>
          <draw:polygon draw:style-name="gr1" draw:text-style-name="P1" draw:layer="layout" svg:width="0.381cm" svg:height="0.762cm" svg:x="14.531cm" svg:y="2.838cm" svg:viewBox="0 0 382 763" draw:points="0,0 382,0 382,763 0,763">
            <text:p/>
          </draw:polygon>
          <draw:polygon draw:style-name="gr1" draw:text-style-name="P1" draw:layer="layout" svg:width="0.381cm" svg:height="0.762cm" svg:x="13.388cm" svg:y="2.838cm" svg:viewBox="0 0 382 763" draw:points="0,0 382,0 382,763 0,763">
            <text:p/>
          </draw:polygon>
          <draw:polygon draw:style-name="gr1" draw:text-style-name="P1" draw:layer="layout" svg:width="0.381cm" svg:height="0.762cm" svg:x="12.245cm" svg:y="2.838cm" svg:viewBox="0 0 382 763" draw:points="0,0 382,0 382,763 0,763">
            <text:p/>
          </draw:polygon>
          <draw:polygon draw:style-name="gr1" draw:text-style-name="P1" draw:layer="layout" svg:width="0.381cm" svg:height="0.762cm" svg:x="11.102cm" svg:y="2.838cm" svg:viewBox="0 0 382 763" draw:points="0,0 382,0 382,763 0,763">
            <text:p/>
          </draw:polygon>
          <draw:polygon draw:style-name="gr1" draw:text-style-name="P1" draw:layer="layout" svg:width="0.635cm" svg:height="0.127cm" svg:x="11.102cm" svg:y="2.33cm" svg:viewBox="0 0 636 128" draw:points="0,0 636,0 636,128 0,128">
            <text:p/>
          </draw:polygon>
          <draw:polygon draw:style-name="gr1" draw:text-style-name="P1" draw:layer="layout" svg:width="0.254cm" svg:height="0.381cm" svg:x="11.864cm" svg:y="1.949cm" svg:viewBox="0 0 255 382" draw:points="0,0 255,0 255,382 0,382">
            <text:p/>
          </draw:polygon>
          <draw:polygon draw:style-name="gr1" draw:text-style-name="P1" draw:layer="layout" svg:width="0.254cm" svg:height="0.127cm" svg:x="10.975cm" svg:y="2.33cm" svg:viewBox="0 0 255 128" draw:points="0,0 255,0 255,128 0,128">
            <text:p/>
          </draw:polygon>
          <draw:polygon draw:style-name="gr1" draw:text-style-name="P1" draw:layer="layout" svg:width="0.254cm" svg:height="0.089cm" svg:x="13.134cm" svg:y="2.317cm" svg:viewBox="0 0 255 90" draw:points="0,0 255,0 255,90 0,90">
            <text:p/>
          </draw:polygon>
          <draw:polygon draw:style-name="gr1" draw:text-style-name="P1" draw:layer="layout" svg:width="0.064cm" svg:height="0.114cm" svg:x="13.095cm" svg:y="2.279cm" svg:viewBox="0 0 65 115" draw:points="0,0 65,0 65,115 0,115">
            <text:p/>
          </draw:polygon>
          <draw:polygon draw:style-name="gr1" draw:text-style-name="P1" draw:layer="layout" svg:width="0.381cm" svg:height="0.127cm" svg:x="12.753cm" svg:y="2.711cm" svg:viewBox="0 0 382 128" draw:points="0,0 382,0 382,128 0,128">
            <text:p/>
          </draw:polygon>
          <draw:polygon draw:style-name="gr1" draw:text-style-name="P1" draw:layer="layout" svg:width="0.381cm" svg:height="0.127cm" svg:x="13.388cm" svg:y="2.711cm" svg:viewBox="0 0 382 128" draw:points="0,0 382,0 382,128 0,128">
            <text:p/>
          </draw:polygon>
          <draw:polygon draw:style-name="gr1" draw:text-style-name="P1" draw:layer="layout" svg:width="0.381cm" svg:height="0.127cm" svg:x="13.896cm" svg:y="2.711cm" svg:viewBox="0 0 382 128" draw:points="0,0 382,0 382,128 0,128">
            <text:p/>
          </draw:polygon>
          <draw:polygon draw:style-name="gr1" draw:text-style-name="P1" draw:layer="layout" svg:width="0.381cm" svg:height="0.127cm" svg:x="14.531cm" svg:y="2.711cm" svg:viewBox="0 0 382 128" draw:points="0,0 382,0 382,128 0,128">
            <text:p/>
          </draw:polygon>
          <draw:polygon draw:style-name="gr1" draw:text-style-name="P1" draw:layer="layout" svg:width="0.127cm" svg:height="0.254cm" svg:x="14.785cm" svg:y="2.457cm" svg:viewBox="0 0 128 255" draw:points="0,0 128,0 128,255 0,255">
            <text:p/>
          </draw:polygon>
          <draw:polygon draw:style-name="gr1" draw:text-style-name="P1" draw:layer="layout" svg:width="0.127cm" svg:height="0.254cm" svg:x="13.642cm" svg:y="2.457cm" svg:viewBox="0 0 128 255" draw:points="0,0 128,0 128,255 0,255">
            <text:p/>
          </draw:polygon>
          <draw:polygon draw:style-name="gr1" draw:text-style-name="P1" draw:layer="layout" svg:width="0.381cm" svg:height="0.127cm" svg:x="12.245cm" svg:y="2.711cm" svg:viewBox="0 0 382 128" draw:points="0,0 382,0 382,128 0,128">
            <text:p/>
          </draw:polygon>
          <draw:polygon draw:style-name="gr1" draw:text-style-name="P1" draw:layer="layout" svg:width="0.127cm" svg:height="0.381cm" svg:x="12.499cm" svg:y="2.457cm" svg:viewBox="0 0 128 382" draw:points="0,0 128,0 128,382 0,382">
            <text:p/>
          </draw:polygon>
          <draw:polygon draw:style-name="gr1" draw:text-style-name="P1" draw:layer="layout" svg:width="0.254cm" svg:height="0.254cm" svg:x="11.229cm" svg:y="2.584cm" svg:viewBox="0 0 255 255" draw:points="0,0 255,0 255,255 0,255">
            <text:p/>
          </draw:polygon>
          <draw:polygon draw:style-name="gr1" draw:text-style-name="P1" draw:layer="layout" svg:width="0.381cm" svg:height="0.127cm" svg:x="11.61cm" svg:y="2.711cm" svg:viewBox="0 0 382 128" draw:points="0,0 382,0 382,128 0,128">
            <text:p/>
          </draw:polygon>
          <draw:polygon draw:style-name="gr1" draw:text-style-name="P1" draw:layer="layout" svg:width="1.207cm" svg:height="0.076cm" svg:x="11.711cm" svg:y="1.278cm" svg:viewBox="0 0 1208 77" draw:points="0,0 1208,0 1208,77 0,77">
            <text:p/>
          </draw:polygon>
          <draw:polygon draw:style-name="gr1" draw:text-style-name="P1" draw:layer="layout" svg:width="0.127cm" svg:height="0.889cm" svg:x="10.467cm" svg:y="1.949cm" svg:viewBox="0 0 128 890" draw:points="0,0 128,0 128,890 0,890">
            <text:p/>
          </draw:polygon>
          <draw:polygon draw:style-name="gr1" draw:text-style-name="P1" draw:layer="layout" svg:width="0.203cm" svg:height="0.914cm" svg:x="10.467cm" svg:y="1.062cm" svg:viewBox="0 0 204 915" draw:points="0,0 204,0 204,915 0,915">
            <text:p/>
          </draw:polygon>
          <draw:polygon draw:style-name="gr1" draw:text-style-name="P1" draw:layer="layout" svg:width="0.368cm" svg:height="0.851cm" svg:x="10.467cm" svg:y="1.062cm" svg:viewBox="0 0 369 852" draw:points="0,0 369,0 369,852 0,852">
            <text:p/>
          </draw:polygon>
          <draw:polygon draw:style-name="gr1" draw:text-style-name="P1" draw:layer="layout" svg:width="0.762cm" svg:height="0.381cm" svg:x="14.15cm" svg:y="1.568cm" svg:viewBox="0 0 763 382" draw:points="0,0 763,0 763,382 0,382">
            <text:p/>
          </draw:polygon>
          <draw:polygon draw:style-name="gr1" draw:text-style-name="P1" draw:layer="layout" svg:width="0.127cm" svg:height="0.127cm" svg:x="14.023cm" svg:y="1.695cm" svg:viewBox="0 0 128 128" draw:points="0,0 128,0 128,128 0,128">
            <text:p/>
          </draw:polygon>
          <draw:polygon draw:style-name="gr1" draw:text-style-name="P1" draw:layer="layout" svg:width="0.064cm" svg:height="0.076cm" svg:x="14.086cm" svg:y="1.822cm" svg:viewBox="0 0 65 77" draw:points="0,0 65,0 65,77 0,77">
            <text:p/>
          </draw:polygon>
          <draw:polygon draw:style-name="gr1" draw:text-style-name="P1" draw:layer="layout" svg:width="0.177cm" svg:height="0.076cm" svg:x="13.896cm" svg:y="1.695cm" svg:viewBox="0 0 178 77" draw:points="0,0 178,0 178,77 0,77">
            <text:p/>
          </draw:polygon>
          <draw:polygon draw:style-name="gr1" draw:text-style-name="P1" draw:layer="layout" svg:width="0.635cm" svg:height="0.127cm" svg:x="14.277cm" svg:y="1.949cm" svg:viewBox="0 0 636 128" draw:points="0,0 636,0 636,128 0,128">
            <text:p/>
          </draw:polygon>
          <draw:polygon draw:style-name="gr1" draw:text-style-name="P1" draw:layer="layout" svg:width="0.508cm" svg:height="0.254cm" svg:x="14.404cm" svg:y="1.949cm" svg:viewBox="0 0 509 255" draw:points="0,0 509,0 509,255 0,255">
            <text:p/>
          </draw:polygon>
          <draw:polygon draw:style-name="gr1" draw:text-style-name="P1" draw:layer="layout" svg:width="0.115cm" svg:height="0.063cm" svg:x="14.162cm" svg:y="1.949cm" svg:viewBox="0 0 116 64" draw:points="0,0 116,0 116,64 0,64">
            <text:p/>
          </draw:polygon>
          <draw:polygon draw:style-name="gr1" draw:text-style-name="P1" draw:layer="layout" svg:width="0.102cm" svg:height="0.051cm" svg:x="14.34cm" svg:y="2.063cm" svg:viewBox="0 0 103 52" draw:points="0,0 103,0 103,52 0,52">
            <text:p/>
          </draw:polygon>
          <draw:polygon draw:style-name="gr1" draw:text-style-name="P1" draw:layer="layout" svg:width="0.483cm" svg:height="0.139cm" svg:x="13.527cm" svg:y="2.127cm" svg:viewBox="0 0 484 140" draw:points="0,0 484,0 484,140 0,140">
            <text:p/>
          </draw:polygon>
          <draw:polygon draw:style-name="gr1" draw:text-style-name="P1" draw:layer="layout" svg:width="0.063cm" svg:height="0.076cm" svg:x="11.813cm" svg:y="2.241cm" svg:viewBox="0 0 64 77" draw:points="0,0 64,0 64,77 0,77">
            <text:p/>
          </draw:polygon>
          <draw:polygon draw:style-name="gr1" draw:text-style-name="P1" draw:layer="layout" svg:width="0.178cm" svg:height="0.051cm" svg:x="11.724cm" svg:y="2.292cm" svg:viewBox="0 0 179 52" draw:points="0,0 179,0 179,52 0,52">
            <text:p/>
          </draw:polygon>
          <draw:polygon draw:style-name="gr1" draw:text-style-name="P1" draw:layer="layout" svg:width="0.139cm" svg:height="0.102cm" svg:x="14.698cm" svg:y="2.406cm" svg:viewBox="0 0 140 103" draw:points="0,0 140,0 140,103 0,103">
            <text:p/>
          </draw:polygon>
          <draw:polygon draw:style-name="gr1" draw:text-style-name="P1" draw:layer="layout" svg:width="0.139cm" svg:height="0.102cm" svg:x="14.478cm" svg:y="2.501cm" svg:viewBox="0 0 140 103" draw:points="0,0 140,0 140,103 0,103">
            <text:p/>
          </draw:polygon>
          <draw:polygon draw:style-name="gr2" draw:text-style-name="P1" draw:layer="layout" svg:width="0.139cm" svg:height="0.102cm" svg:x="14.478cm" svg:y="2.311cm" svg:viewBox="0 0 140 103" draw:points="0,0 140,0 140,103 0,103">
            <text:p/>
          </draw:polygon>
          <draw:polygon draw:style-name="gr3" draw:text-style-name="P2" draw:layer="layout" svg:width="0.139cm" svg:height="0.102cm" svg:x="14.478cm" svg:y="2.311cm" svg:viewBox="0 0 140 103" draw:points="0,0 140,0 140,103 0,103">
            <text:p/>
          </draw:polygon>
          <draw:polygon draw:style-name="gr1" draw:text-style-name="P1" draw:layer="layout" svg:width="0.139cm" svg:height="0.102cm" svg:x="13.555cm" svg:y="2.406cm" svg:viewBox="0 0 140 103" draw:points="0,0 140,0 140,103 0,103">
            <text:p/>
          </draw:polygon>
          <draw:polygon draw:style-name="gr1" draw:text-style-name="P1" draw:layer="layout" svg:width="0.139cm" svg:height="0.102cm" svg:x="13.335cm" svg:y="2.501cm" svg:viewBox="0 0 140 103" draw:points="0,0 140,0 140,103 0,103">
            <text:p/>
          </draw:polygon>
          <draw:polygon draw:style-name="gr2" draw:text-style-name="P1" draw:layer="layout" svg:width="0.139cm" svg:height="0.102cm" svg:x="13.335cm" svg:y="2.311cm" svg:viewBox="0 0 140 103" draw:points="0,0 140,0 140,103 0,103">
            <text:p/>
          </draw:polygon>
          <draw:polygon draw:style-name="gr3" draw:text-style-name="P2" draw:layer="layout" svg:width="0.139cm" svg:height="0.102cm" svg:x="13.335cm" svg:y="2.311cm" svg:viewBox="0 0 140 103" draw:points="0,0 140,0 140,103 0,103">
            <text:p/>
          </draw:polygon>
          <draw:polygon draw:style-name="gr1" draw:text-style-name="P1" draw:layer="layout" svg:width="0.139cm" svg:height="0.102cm" svg:x="12.412cm" svg:y="2.406cm" svg:viewBox="0 0 140 103" draw:points="0,0 140,0 140,103 0,103">
            <text:p/>
          </draw:polygon>
          <draw:polygon draw:style-name="gr1" draw:text-style-name="P1" draw:layer="layout" svg:width="0.139cm" svg:height="0.102cm" svg:x="12.192cm" svg:y="2.501cm" svg:viewBox="0 0 140 103" draw:points="0,0 140,0 140,103 0,103">
            <text:p/>
          </draw:polygon>
          <draw:polygon draw:style-name="gr1" draw:text-style-name="P1" draw:layer="layout" svg:width="0.139cm" svg:height="0.102cm" svg:x="12.192cm" svg:y="2.311cm" svg:viewBox="0 0 140 103" draw:points="0,0 140,0 140,103 0,103">
            <text:p/>
          </draw:polygon>
          <draw:polygon draw:style-name="gr1" draw:text-style-name="P1" draw:layer="layout" svg:width="0.139cm" svg:height="0.102cm" svg:x="11.142cm" svg:y="2.533cm" svg:viewBox="0 0 140 103" draw:points="0,0 140,0 140,103 0,103">
            <text:p/>
          </draw:polygon>
          <draw:polygon draw:style-name="gr1" draw:text-style-name="P1" draw:layer="layout" svg:width="0.139cm" svg:height="0.102cm" svg:x="10.922cm" svg:y="2.628cm" svg:viewBox="0 0 140 103" draw:points="0,0 140,0 140,103 0,103">
            <text:p/>
          </draw:polygon>
          <draw:polygon draw:style-name="gr1" draw:text-style-name="P1" draw:layer="layout" svg:width="0.139cm" svg:height="0.102cm" svg:x="10.922cm" svg:y="2.438cm" svg:viewBox="0 0 140 103" draw:points="0,0 140,0 140,103 0,103">
            <text:p/>
          </draw:polygon>
          <draw:line draw:style-name="gr4" draw:text-style-name="P2" draw:layer="layout" svg:x1="14.023cm" svg:y1="2.838cm" svg:x2="14.023cm" svg:y2="3.219cm">
            <text:p/>
          </draw:line>
          <draw:line draw:style-name="gr4" draw:text-style-name="P2" draw:layer="layout" svg:x1="14.154cm" svg:y1="3.348cm" svg:x2="14.154cm" svg:y2="3.471cm">
            <text:p/>
          </draw:line>
          <draw:line draw:style-name="gr4" draw:text-style-name="P2" draw:layer="layout" svg:x1="14.023cm" svg:y1="3.219cm" svg:x2="14.155cm" svg:y2="3.349cm">
            <text:p/>
          </draw:line>
          <draw:line draw:style-name="gr4" draw:text-style-name="P2" draw:layer="layout" svg:x1="12.88cm" svg:y1="2.838cm" svg:x2="12.88cm" svg:y2="3.219cm">
            <text:p/>
          </draw:line>
          <draw:line draw:style-name="gr4" draw:text-style-name="P2" draw:layer="layout" svg:x1="13.011cm" svg:y1="3.348cm" svg:x2="13.011cm" svg:y2="3.471cm">
            <text:p/>
          </draw:line>
          <draw:line draw:style-name="gr4" draw:text-style-name="P2" draw:layer="layout" svg:x1="12.88cm" svg:y1="3.219cm" svg:x2="13.012cm" svg:y2="3.349cm">
            <text:p/>
          </draw:line>
          <draw:line draw:style-name="gr4" draw:text-style-name="P2" draw:layer="layout" svg:x1="11.737cm" svg:y1="2.838cm" svg:x2="11.737cm" svg:y2="3.219cm">
            <text:p/>
          </draw:line>
          <draw:line draw:style-name="gr4" draw:text-style-name="P2" draw:layer="layout" svg:x1="11.868cm" svg:y1="3.348cm" svg:x2="11.868cm" svg:y2="3.471cm">
            <text:p/>
          </draw:line>
          <draw:line draw:style-name="gr4" draw:text-style-name="P2" draw:layer="layout" svg:x1="11.737cm" svg:y1="3.219cm" svg:x2="11.869cm" svg:y2="3.349cm">
            <text:p/>
          </draw:line>
          <draw:line draw:style-name="gr4" draw:text-style-name="P2" draw:layer="layout" svg:x1="10.594cm" svg:y1="2.838cm" svg:x2="10.594cm" svg:y2="3.219cm">
            <text:p/>
          </draw:line>
          <draw:line draw:style-name="gr4" draw:text-style-name="P2" draw:layer="layout" svg:x1="10.725cm" svg:y1="3.348cm" svg:x2="10.725cm" svg:y2="3.471cm">
            <text:p/>
          </draw:line>
          <draw:line draw:style-name="gr4" draw:text-style-name="P2" draw:layer="layout" svg:x1="10.594cm" svg:y1="3.219cm" svg:x2="10.726cm" svg:y2="3.349cm">
            <text:p/>
          </draw:line>
          <draw:line draw:style-name="gr4" draw:text-style-name="P2" draw:layer="layout" svg:x1="10.726cm" svg:y1="1.57cm" svg:x2="10.594cm" svg:y2="1.7cm">
            <text:p/>
          </draw:line>
          <draw:line draw:style-name="gr4" draw:text-style-name="P2" draw:layer="layout" svg:x1="10.594cm" svg:y1="1.699cm" svg:x2="10.594cm" svg:y2="2.838cm">
            <text:p/>
          </draw:line>
          <draw:line draw:style-name="gr4" draw:text-style-name="P2" draw:layer="layout" svg:x1="10.726cm" svg:y1="3.471cm" svg:x2="10.721cm" svg:y2="3.476cm">
            <text:p/>
          </draw:line>
          <draw:line draw:style-name="gr4" draw:text-style-name="P2" draw:layer="layout" svg:x1="10.721cm" svg:y1="3.852cm" svg:x2="11.864cm" svg:y2="3.852cm">
            <text:p/>
          </draw:line>
          <draw:line draw:style-name="gr4" draw:text-style-name="P2" draw:layer="layout" svg:x1="11.864cm" svg:y1="3.852cm" svg:x2="13.007cm" svg:y2="3.852cm">
            <text:p/>
          </draw:line>
          <draw:line draw:style-name="gr4" draw:text-style-name="P2" draw:layer="layout" svg:x1="13.007cm" svg:y1="3.852cm" svg:x2="14.15cm" svg:y2="3.852cm">
            <text:p/>
          </draw:line>
          <draw:line draw:style-name="gr4" draw:text-style-name="P2" draw:layer="layout" svg:x1="14.15cm" svg:y1="3.852cm" svg:x2="14.15cm" svg:y2="3.475cm">
            <text:p/>
          </draw:line>
          <draw:line draw:style-name="gr4" draw:text-style-name="P2" draw:layer="layout" svg:x1="14.15cm" svg:y1="3.476cm" svg:x2="14.155cm" svg:y2="3.471cm">
            <text:p/>
          </draw:line>
          <draw:line draw:style-name="gr4" draw:text-style-name="P2" draw:layer="layout" svg:x1="10.721cm" svg:y1="3.475cm" svg:x2="10.721cm" svg:y2="3.852cm">
            <text:p/>
          </draw:line>
          <draw:line draw:style-name="gr4" draw:text-style-name="P2" draw:layer="layout" svg:x1="13.011cm" svg:y1="3.471cm" svg:x2="13.011cm" svg:y2="3.848cm">
            <text:p/>
          </draw:line>
          <draw:line draw:style-name="gr4" draw:text-style-name="P2" draw:layer="layout" svg:x1="13.012cm" svg:y1="3.848cm" svg:x2="13.007cm" svg:y2="3.853cm">
            <text:p/>
          </draw:line>
          <draw:line draw:style-name="gr4" draw:text-style-name="P2" draw:layer="layout" svg:x1="11.868cm" svg:y1="3.471cm" svg:x2="11.868cm" svg:y2="3.848cm">
            <text:p/>
          </draw:line>
          <draw:line draw:style-name="gr4" draw:text-style-name="P2" draw:layer="layout" svg:x1="11.869cm" svg:y1="3.848cm" svg:x2="11.864cm" svg:y2="3.853cm">
            <text:p/>
          </draw:line>
          <draw:line draw:style-name="gr4" draw:text-style-name="P2" draw:layer="layout" svg:x1="11.356cm" svg:y1="2.838cm" svg:x2="11.356cm" svg:y2="3.219cm">
            <text:p/>
          </draw:line>
          <draw:line draw:style-name="gr4" draw:text-style-name="P2" draw:layer="layout" svg:x1="11.224cm" svg:y1="3.348cm" svg:x2="11.224cm" svg:y2="3.471cm">
            <text:p/>
          </draw:line>
          <draw:line draw:style-name="gr4" draw:text-style-name="P2" draw:layer="layout" svg:x1="11.357cm" svg:y1="3.219cm" svg:x2="11.224cm" svg:y2="3.349cm">
            <text:p/>
          </draw:line>
          <draw:line draw:style-name="gr4" draw:text-style-name="P2" draw:layer="layout" svg:x1="11.212cm" svg:y1="2.584cm" svg:x2="11.357cm" svg:y2="2.729cm">
            <text:p/>
          </draw:line>
          <draw:line draw:style-name="gr4" draw:text-style-name="P2" draw:layer="layout" svg:x1="11.356cm" svg:y1="2.728cm" svg:x2="11.356cm" svg:y2="2.838cm">
            <text:p/>
          </draw:line>
          <draw:line draw:style-name="gr4" draw:text-style-name="P2" draw:layer="layout" svg:x1="12.499cm" svg:y1="2.838cm" svg:x2="12.499cm" svg:y2="3.219cm">
            <text:p/>
          </draw:line>
          <draw:line draw:style-name="gr4" draw:text-style-name="P2" draw:layer="layout" svg:x1="12.5cm" svg:y1="3.219cm" svg:x2="12.372cm" svg:y2="3.345cm">
            <text:p/>
          </draw:line>
          <draw:line draw:style-name="gr4" draw:text-style-name="P2" draw:layer="layout" svg:x1="12.372cm" svg:y1="3.344cm" svg:x2="12.372cm" svg:y2="3.598cm">
            <text:p/>
          </draw:line>
          <draw:line draw:style-name="gr4" draw:text-style-name="P2" draw:layer="layout" svg:x1="12.372cm" svg:y1="3.598cm" svg:x2="12.372cm" svg:y2="3.475cm">
            <text:p/>
          </draw:line>
          <draw:line draw:style-name="gr4" draw:text-style-name="P2" draw:layer="layout" svg:x1="12.373cm" svg:y1="3.476cm" svg:x2="12.367cm" svg:y2="3.471cm">
            <text:p/>
          </draw:line>
          <draw:line draw:style-name="gr4" draw:text-style-name="P2" draw:layer="layout" svg:x1="12.482cm" svg:y1="2.457cm" svg:x2="12.5cm" svg:y2="2.475cm">
            <text:p/>
          </draw:line>
          <draw:line draw:style-name="gr4" draw:text-style-name="P2" draw:layer="layout" svg:x1="12.499cm" svg:y1="2.474cm" svg:x2="12.499cm" svg:y2="2.838cm">
            <text:p/>
          </draw:line>
          <draw:line draw:style-name="gr4" draw:text-style-name="P2" draw:layer="layout" svg:x1="13.642cm" svg:y1="2.838cm" svg:x2="13.642cm" svg:y2="3.219cm">
            <text:p/>
          </draw:line>
          <draw:line draw:style-name="gr4" draw:text-style-name="P2" draw:layer="layout" svg:x1="13.51cm" svg:y1="3.348cm" svg:x2="13.51cm" svg:y2="3.471cm">
            <text:p/>
          </draw:line>
          <draw:line draw:style-name="gr4" draw:text-style-name="P2" draw:layer="layout" svg:x1="13.643cm" svg:y1="3.219cm" svg:x2="13.51cm" svg:y2="3.349cm">
            <text:p/>
          </draw:line>
          <draw:line draw:style-name="gr4" draw:text-style-name="P2" draw:layer="layout" svg:x1="13.625cm" svg:y1="2.457cm" svg:x2="13.643cm" svg:y2="2.475cm">
            <text:p/>
          </draw:line>
          <draw:line draw:style-name="gr4" draw:text-style-name="P2" draw:layer="layout" svg:x1="13.642cm" svg:y1="2.474cm" svg:x2="13.642cm" svg:y2="2.838cm">
            <text:p/>
          </draw:line>
          <draw:line draw:style-name="gr4" draw:text-style-name="P2" draw:layer="layout" svg:x1="14.785cm" svg:y1="2.838cm" svg:x2="14.785cm" svg:y2="3.219cm">
            <text:p/>
          </draw:line>
          <draw:line draw:style-name="gr4" draw:text-style-name="P2" draw:layer="layout" svg:x1="14.653cm" svg:y1="3.348cm" svg:x2="14.653cm" svg:y2="3.471cm">
            <text:p/>
          </draw:line>
          <draw:line draw:style-name="gr4" draw:text-style-name="P2" draw:layer="layout" svg:x1="14.786cm" svg:y1="3.219cm" svg:x2="14.653cm" svg:y2="3.349cm">
            <text:p/>
          </draw:line>
          <draw:line draw:style-name="gr4" draw:text-style-name="P2" draw:layer="layout" svg:x1="14.768cm" svg:y1="2.457cm" svg:x2="14.786cm" svg:y2="2.475cm">
            <text:p/>
          </draw:line>
          <draw:line draw:style-name="gr4" draw:text-style-name="P2" draw:layer="layout" svg:x1="14.785cm" svg:y1="2.474cm" svg:x2="14.785cm" svg:y2="2.838cm">
            <text:p/>
          </draw:line>
          <draw:line draw:style-name="gr4" draw:text-style-name="P2" draw:layer="layout" svg:x1="11.224cm" svg:y1="1.57cm" svg:x2="11.224cm" svg:y2="1.822cm">
            <text:p/>
          </draw:line>
          <draw:line draw:style-name="gr4" draw:text-style-name="P2" draw:layer="layout" svg:x1="11.224cm" svg:y1="1.949cm" svg:x2="11.224cm" svg:y2="2.072cm">
            <text:p/>
          </draw:line>
          <draw:line draw:style-name="gr4" draw:text-style-name="P2" draw:layer="layout" svg:x1="11.224cm" svg:y1="2.072cm" svg:x2="11.231cm" svg:y2="2.077cm">
            <text:p/>
          </draw:line>
          <draw:line draw:style-name="gr4" draw:text-style-name="P2" draw:layer="layout" svg:x1="11.229cm" svg:y1="2.076cm" svg:x2="10.784cm" svg:y2="2.076cm">
            <text:p/>
          </draw:line>
          <draw:line draw:style-name="gr4" draw:text-style-name="P2" draw:layer="layout" svg:x1="10.784cm" svg:y1="2.076cm" svg:x2="10.784cm" svg:y2="2.647cm">
            <text:p/>
          </draw:line>
          <draw:line draw:style-name="gr4" draw:text-style-name="P2" draw:layer="layout" svg:x1="10.817cm" svg:y1="2.68cm" svg:x2="10.784cm" svg:y2="2.647cm">
            <text:p/>
          </draw:line>
          <draw:line draw:style-name="gr4" draw:text-style-name="P2" draw:layer="layout" svg:x1="12.261cm" svg:y1="2.552cm" svg:x2="11.959cm" svg:y2="2.552cm">
            <text:p/>
          </draw:line>
          <draw:line draw:style-name="gr4" draw:text-style-name="P2" draw:layer="layout" svg:x1="11.96cm" svg:y1="2.553cm" svg:x2="11.874cm" svg:y2="2.465cm">
            <text:p/>
          </draw:line>
          <draw:line draw:style-name="gr4" draw:text-style-name="P2" draw:layer="layout" svg:x1="11.874cm" svg:y1="2.465cm" svg:x2="11.874cm" svg:y2="2.457cm">
            <text:p/>
          </draw:line>
          <draw:line draw:style-name="gr4" draw:text-style-name="P2" draw:layer="layout" svg:x1="13.404cm" svg:y1="2.552cm" svg:x2="13.102cm" svg:y2="2.552cm">
            <text:p/>
          </draw:line>
          <draw:line draw:style-name="gr4" draw:text-style-name="P2" draw:layer="layout" svg:x1="13.103cm" svg:y1="2.553cm" svg:x2="13.015cm" svg:y2="2.465cm">
            <text:p/>
          </draw:line>
          <draw:line draw:style-name="gr4" draw:text-style-name="P2" draw:layer="layout" svg:x1="13.015cm" svg:y1="2.465cm" svg:x2="13.015cm" svg:y2="2.457cm">
            <text:p/>
          </draw:line>
          <draw:line draw:style-name="gr4" draw:text-style-name="P2" draw:layer="layout" svg:x1="14.547cm" svg:y1="2.552cm" svg:x2="14.245cm" svg:y2="2.552cm">
            <text:p/>
          </draw:line>
          <draw:line draw:style-name="gr4" draw:text-style-name="P2" draw:layer="layout" svg:x1="14.246cm" svg:y1="2.553cm" svg:x2="14.158cm" svg:y2="2.465cm">
            <text:p/>
          </draw:line>
          <draw:line draw:style-name="gr4" draw:text-style-name="P2" draw:layer="layout" svg:x1="14.158cm" svg:y1="2.465cm" svg:x2="14.158cm" svg:y2="2.457cm">
            <text:p/>
          </draw:line>
          <draw:line draw:style-name="gr4" draw:text-style-name="P2" draw:layer="layout" svg:x1="11.483cm" svg:y1="1.822cm" svg:x2="11.224cm" svg:y2="1.822cm">
            <text:p/>
          </draw:line>
          <draw:line draw:style-name="gr4" draw:text-style-name="P2" draw:layer="layout" svg:x1="13.007cm" svg:y1="1.189cm" svg:x2="11.229cm" svg:y2="1.189cm">
            <text:p/>
          </draw:line>
          <draw:line draw:style-name="gr4" draw:text-style-name="P2" draw:layer="layout" svg:x1="11.231cm" svg:y1="1.189cm" svg:x2="11.224cm" svg:y2="1.194cm">
            <text:p/>
          </draw:line>
          <draw:line draw:style-name="gr4" draw:text-style-name="P2" draw:layer="layout" svg:x1="11.224cm" svg:y1="1.193cm" svg:x2="11.224cm" svg:y2="1.57cm">
            <text:p/>
          </draw:line>
          <draw:line draw:style-name="gr4" draw:text-style-name="P2" draw:layer="layout" svg:x1="11.224cm" svg:y1="1.822cm" svg:x2="11.224cm" svg:y2="1.949cm">
            <text:p/>
          </draw:line>
          <draw:line draw:style-name="gr4" draw:text-style-name="P2" draw:layer="layout" svg:x1="13.007cm" svg:y1="1.189cm" svg:x2="13.388cm" svg:y2="1.189cm">
            <text:p/>
          </draw:line>
          <draw:line draw:style-name="gr4" draw:text-style-name="P2" draw:layer="layout" svg:x1="13.705cm" svg:y1="1.507cm" svg:x2="13.77cm" svg:y2="1.571cm">
            <text:p/>
          </draw:line>
          <draw:line draw:style-name="gr4" draw:text-style-name="P2" draw:layer="layout" svg:x1="13.769cm" svg:y1="1.57cm" svg:x2="14.151cm" svg:y2="1.95cm">
            <text:p/>
          </draw:line>
          <draw:line draw:style-name="gr4" draw:text-style-name="P2" draw:layer="layout" svg:x1="10.991cm" svg:y1="2.679cm" svg:x2="10.816cm" svg:y2="2.679cm">
            <text:p/>
          </draw:line>
          <draw:line draw:style-name="gr4" draw:text-style-name="P2" draw:layer="layout" svg:x1="13.656cm" svg:y1="1.554cm" svg:x2="13.706cm" svg:y2="1.507cm">
            <text:p/>
          </draw:line>
          <draw:line draw:style-name="gr4" draw:text-style-name="P2" draw:layer="layout" svg:x1="13.388cm" svg:y1="1.189cm" svg:x2="13.706cm" svg:y2="1.508cm">
            <text:p/>
          </draw:line>
          <draw:line draw:style-name="gr5" draw:text-style-name="P2" draw:layer="layout" svg:x1="14.405cm" svg:y1="2.204cm" svg:x2="14.15cm" svg:y2="1.949cm">
            <text:p/>
          </draw:line>
          <draw:line draw:style-name="gr5" draw:text-style-name="P2" draw:layer="layout" svg:x1="14.443cm" svg:y1="2.128cm" svg:x2="14.302cm" svg:y2="1.987cm">
            <text:p/>
          </draw:line>
          <draw:line draw:style-name="gr5" draw:text-style-name="P2" draw:layer="layout" svg:x1="14.302cm" svg:y1="1.987cm" svg:x2="14.264cm" svg:y2="1.987cm">
            <text:p/>
          </draw:line>
          <draw:line draw:style-name="gr5" draw:text-style-name="P2" draw:layer="layout" svg:x1="14.264cm" svg:y1="1.987cm" svg:x2="14.405cm" svg:y2="2.128cm">
            <text:p/>
          </draw:line>
          <draw:line draw:style-name="gr5" draw:text-style-name="P2" draw:layer="layout" svg:x1="14.404cm" svg:y1="2.127cm" svg:x2="14.404cm" svg:y2="2.203cm">
            <text:p/>
          </draw:line>
          <draw:line draw:style-name="gr4" draw:text-style-name="P2" draw:layer="layout" svg:x1="14.15cm" svg:y1="2.457cm" svg:x2="14.023cm" svg:y2="2.457cm">
            <text:p/>
          </draw:line>
          <draw:line draw:style-name="gr4" draw:text-style-name="P2" draw:layer="layout" svg:x1="13.007cm" svg:y1="2.457cm" svg:x2="12.88cm" svg:y2="2.457cm">
            <text:p/>
          </draw:line>
          <draw:line draw:style-name="gr4" draw:text-style-name="P2" draw:layer="layout" svg:x1="12.753cm" svg:y1="1.57cm" svg:x2="12.753cm" svg:y2="1.695cm">
            <text:p/>
          </draw:line>
          <draw:line draw:style-name="gr4" draw:text-style-name="P2" draw:layer="layout" svg:x1="12.753cm" svg:y1="1.695cm" svg:x2="13.008cm" svg:y2="1.95cm">
            <text:p/>
          </draw:line>
          <draw:line draw:style-name="gr6" draw:text-style-name="P2" draw:layer="layout" svg:x1="14.308cm" svg:y1="2.362cm" svg:x2="14.547cm" svg:y2="2.362cm">
            <text:p/>
          </draw:line>
          <draw:line draw:style-name="gr6" draw:text-style-name="P2" draw:layer="layout" svg:x1="13.007cm" svg:y1="1.949cm" svg:x2="13.896cm" svg:y2="1.949cm">
            <text:p/>
          </draw:line>
          <draw:line draw:style-name="gr7" draw:text-style-name="P2" draw:layer="layout" svg:x1="13.896cm" svg:y1="1.949cm" svg:x2="14.309cm" svg:y2="2.363cm">
            <text:p/>
          </draw:line>
          <draw:line draw:style-name="gr4" draw:text-style-name="P2" draw:layer="layout" svg:x1="12.486cm" svg:y1="2.128cm" svg:x2="12.505cm" svg:y2="2.116cm">
            <text:p/>
          </draw:line>
          <draw:line draw:style-name="gr7" draw:text-style-name="P2" draw:layer="layout" svg:x1="13.106cm" svg:y1="2.306cm" svg:x2="13.12cm" svg:y2="2.093cm">
            <text:p/>
          </draw:line>
          <draw:line draw:style-name="gr6" draw:text-style-name="P2" draw:layer="layout" svg:x1="13.254cm" svg:y1="2.362cm" svg:x2="13.404cm" svg:y2="2.362cm">
            <text:p/>
          </draw:line>
          <draw:line draw:style-name="gr8" draw:text-style-name="P2" draw:layer="layout" svg:x1="13.106cm" svg:y1="2.305cm" svg:x2="13.197cm" svg:y2="2.305cm">
            <text:p/>
          </draw:line>
          <draw:line draw:style-name="gr6" draw:text-style-name="P2" draw:layer="layout" svg:x1="13.197cm" svg:y1="2.305cm" svg:x2="13.255cm" svg:y2="2.363cm">
            <text:p/>
          </draw:line>
          <draw:line draw:style-name="gr7" draw:text-style-name="P2" draw:layer="layout" svg:x1="12.503cm" svg:y1="2.116cm" svg:x2="13.093cm" svg:y2="2.116cm">
            <text:p/>
          </draw:line>
          <draw:line draw:style-name="gr7" draw:text-style-name="P2" draw:layer="layout" svg:x1="12.486cm" svg:y1="1.583cm" svg:x2="12.486cm" svg:y2="2.127cm">
            <text:p/>
          </draw:line>
          <draw:line draw:style-name="gr4" draw:text-style-name="P2" draw:layer="layout" svg:x1="13.093cm" svg:y1="2.117cm" svg:x2="13.12cm" svg:y2="2.093cm">
            <text:p/>
          </draw:line>
          <draw:line draw:style-name="gr4" draw:text-style-name="P2" draw:layer="layout" svg:x1="12.5cm" svg:y1="1.57cm" svg:x2="12.486cm" svg:y2="1.584cm">
            <text:p/>
          </draw:line>
          <draw:line draw:style-name="gr7" draw:text-style-name="P2" draw:layer="layout" svg:x1="12.245cm" svg:y1="1.57cm" svg:x2="12.245cm" svg:y2="1.822cm">
            <text:p/>
          </draw:line>
          <draw:line draw:style-name="gr7" draw:text-style-name="P2" draw:layer="layout" svg:x1="12.245cm" svg:y1="1.822cm" svg:x2="12.245cm" svg:y2="2.345cm">
            <text:p/>
          </draw:line>
          <draw:line draw:style-name="gr6" draw:text-style-name="P2" draw:layer="layout" svg:x1="12.245cm" svg:y1="2.345cm" svg:x2="12.262cm" svg:y2="2.363cm">
            <text:p/>
          </draw:line>
          <draw:line draw:style-name="gr7" draw:text-style-name="P2" draw:layer="layout" svg:x1="11.991cm" svg:y1="1.57cm" svg:x2="11.991cm" svg:y2="2.076cm">
            <text:p/>
          </draw:line>
          <draw:line draw:style-name="gr6" draw:text-style-name="P2" draw:layer="layout" svg:x1="10.991cm" svg:y1="2.49cm" svg:x2="11.166cm" svg:y2="2.315cm">
            <text:p/>
          </draw:line>
          <draw:line draw:style-name="gr6" draw:text-style-name="P2" draw:layer="layout" svg:x1="11.165cm" svg:y1="2.317cm" svg:x2="11.165cm" svg:y2="2.315cm">
            <text:p/>
          </draw:line>
          <draw:line draw:style-name="gr6" draw:text-style-name="P2" draw:layer="layout" svg:x1="11.165cm" svg:y1="2.317cm" svg:x2="11.749cm" svg:y2="2.317cm">
            <text:p/>
          </draw:line>
          <draw:line draw:style-name="gr5" draw:text-style-name="P2" draw:layer="layout" svg:x1="11.749cm" svg:y1="2.318cm" svg:x2="11.992cm" svg:y2="2.076cm">
            <text:p/>
          </draw:line>
          <draw:line draw:style-name="gr4" draw:text-style-name="P2" draw:layer="layout" svg:x1="13.083cm" svg:y1="1.873cm" svg:x2="12.943cm" svg:y2="1.873cm">
            <text:p/>
          </draw:line>
          <draw:line draw:style-name="gr4" draw:text-style-name="P2" draw:layer="layout" svg:x1="12.944cm" svg:y1="1.874cm" svg:x2="12.905cm" svg:y2="1.835cm">
            <text:p/>
          </draw:line>
          <draw:line draw:style-name="gr4" draw:text-style-name="P2" draw:layer="layout" svg:x1="11.711cm" svg:y1="2.407cm" svg:x2="11.814cm" svg:y2="2.305cm">
            <text:p/>
          </draw:line>
          <draw:line draw:style-name="gr4" draw:text-style-name="P2" draw:layer="layout" svg:x1="11.813cm" svg:y1="2.305cm" svg:x2="11.825cm" svg:y2="2.305cm">
            <text:p/>
          </draw:line>
          <draw:polygon draw:style-name="gr1" draw:text-style-name="P1" draw:layer="layout" svg:width="0.131cm" svg:height="0.132cm" svg:x="12.941cm" svg:y="1.883cm" svg:viewBox="0 0 132 133" draw:points="132,94 93,133 38,133 0,94 0,39 38,0 93,0 132,39">
            <text:p/>
          </draw:polygon>
          <draw:path draw:style-name="gr9" draw:text-style-name="P3" draw:layer="layout" svg:width="0.081cm" svg:height="0.08cm" svg:x="12.966cm" svg:y="1.909cm" svg:viewBox="0 0 82 81" svg:d="M82 40c0 23-18 41-40 41-24 0-42-18-42-41 0-22 18-40 42-40 22 0 40 18 40 40z">
            <text:p/>
          </draw:path>
          <draw:polygon draw:style-name="gr1" draw:text-style-name="P1" draw:layer="layout" svg:width="0.131cm" svg:height="0.132cm" svg:x="12.941cm" svg:y="1.123cm" svg:viewBox="0 0 132 133" draw:points="132,94 93,133 38,133 0,94 0,39 38,0 93,0 132,39">
            <text:p/>
          </draw:polygon>
          <draw:path draw:style-name="gr9" draw:text-style-name="P3" draw:layer="layout" svg:width="0.081cm" svg:height="0.08cm" svg:x="12.966cm" svg:y="1.149cm" svg:viewBox="0 0 82 81" svg:d="M82 41c0 22-18 40-40 40-24 0-42-18-42-40s18-41 42-41c22 0 40 19 40 41z">
            <text:p/>
          </draw:path>
          <draw:polygon draw:style-name="gr1" draw:text-style-name="P1" draw:layer="layout" svg:width="0.131cm" svg:height="0.132cm" svg:x="13.053cm" svg:y="2.027cm" svg:viewBox="0 0 132 133" draw:points="132,39 132,94 93,133 38,133 0,94 0,39 38,0 93,0">
            <text:p/>
          </draw:polygon>
          <draw:path draw:style-name="gr9" draw:text-style-name="P3" draw:layer="layout" svg:width="0.08cm" svg:height="0.08cm" svg:x="13.079cm" svg:y="2.053cm" svg:viewBox="0 0 81 81" svg:d="M81 40c0 22-19 41-41 41s-40-19-40-41 18-40 40-40 41 18 41 40z">
            <text:p/>
          </draw:path>
          <draw:polygon draw:style-name="gr1" draw:text-style-name="P1" draw:layer="layout" svg:width="0.131cm" svg:height="0.131cm" svg:x="13.591cm" svg:y="1.488cm" svg:viewBox="0 0 132 132" draw:points="132,39 132,94 93,132 38,132 0,94 0,39 38,0 93,0">
            <text:p/>
          </draw:polygon>
          <draw:path draw:style-name="gr9" draw:text-style-name="P3" draw:layer="layout" svg:width="0.081cm" svg:height="0.08cm" svg:x="13.616cm" svg:y="1.513cm" svg:viewBox="0 0 82 81" svg:d="M82 40c0 23-18 41-41 41s-41-18-41-41c0-22 18-40 41-40s41 18 41 40z">
            <text:p/>
          </draw:path>
          <draw:polygon draw:style-name="gr1" draw:text-style-name="P1" draw:layer="layout" svg:width="0.131cm" svg:height="0.132cm" svg:x="12.179cm" svg:y="1.756cm" svg:viewBox="0 0 132 133" draw:points="132,94 94,133 38,133 0,94 0,39 38,0 94,0 132,39">
            <text:p/>
          </draw:polygon>
          <draw:path draw:style-name="gr9" draw:text-style-name="P3" draw:layer="layout" svg:width="0.081cm" svg:height="0.08cm" svg:x="12.204cm" svg:y="1.782cm" svg:viewBox="0 0 82 81" svg:d="M82 41c0 22-19 40-41 40-23 0-41-18-41-40 0-23 18-41 41-41 22 0 41 18 41 41z">
            <text:p/>
          </draw:path>
          <draw:polygon draw:style-name="gr1" draw:text-style-name="P1" draw:layer="layout" svg:width="0.131cm" svg:height="0.132cm" svg:x="11.417cm" svg:y="1.756cm" svg:viewBox="0 0 132 133" draw:points="132,94 94,133 38,133 0,94 0,39 38,0 94,0 132,39">
            <text:p/>
          </draw:polygon>
          <draw:path draw:style-name="gr9" draw:text-style-name="P3" draw:layer="layout" svg:width="0.081cm" svg:height="0.08cm" svg:x="11.442cm" svg:y="1.782cm" svg:viewBox="0 0 82 81" svg:d="M82 41c0 22-18 40-40 40-24 0-42-18-42-40 0-23 18-41 42-41 22 0 40 18 40 41z">
            <text:p/>
          </draw:path>
          <draw:polygon draw:style-name="gr1" draw:text-style-name="P1" draw:layer="layout" svg:width="0.131cm" svg:height="0.132cm" svg:x="11.925cm" svg:y="2.01cm" svg:viewBox="0 0 132 133" draw:points="132,94 94,133 38,133 0,94 0,39 38,0 94,0 132,39">
            <text:p/>
          </draw:polygon>
          <draw:path draw:style-name="gr9" draw:text-style-name="P3" draw:layer="layout" svg:width="0.081cm" svg:height="0.08cm" svg:x="11.95cm" svg:y="2.036cm" svg:viewBox="0 0 82 81" svg:d="M82 41c0 22-18 40-40 40-23 0-42-18-42-40s19-41 42-41c22 0 40 19 40 41z">
            <text:p/>
          </draw:path>
          <draw:polygon draw:style-name="gr1" draw:text-style-name="P1" draw:layer="layout" svg:width="0.131cm" svg:height="0.132cm" svg:x="11.163cm" svg:y="2.01cm" svg:viewBox="0 0 132 133" draw:points="132,94 94,133 38,133 0,94 0,39 38,0 94,0 132,39">
            <text:p/>
          </draw:polygon>
          <draw:path draw:style-name="gr9" draw:text-style-name="P3" draw:layer="layout" svg:width="0.081cm" svg:height="0.08cm" svg:x="11.188cm" svg:y="2.036cm" svg:viewBox="0 0 82 81" svg:d="M82 41c0 22-18 40-41 40s-41-18-41-40 18-41 41-41 41 19 41 41z">
            <text:p/>
          </draw:path>
          <draw:line draw:style-name="gr10" draw:text-style-name="P2" draw:layer="layout" svg:x1="14.154cm" svg:y1="3.562cm" svg:x2="14.154cm" svg:y2="3.382cm">
            <text:p/>
          </draw:line>
          <draw:path draw:style-name="gr9" draw:text-style-name="P3" draw:layer="layout" svg:width="0.118cm" svg:height="0.118cm" svg:x="14.095cm" svg:y="3.412cm" svg:viewBox="0 0 119 119" svg:d="M119 59c0 34-28 60-60 60-33 0-59-26-59-60 0-33 26-59 59-59 32 0 60 26 60 59z">
            <text:p/>
          </draw:path>
          <draw:line draw:style-name="gr10" draw:text-style-name="P2" draw:layer="layout" svg:x1="14.653cm" svg:y1="3.562cm" svg:x2="14.653cm" svg:y2="3.382cm">
            <text:p/>
          </draw:line>
          <draw:path draw:style-name="gr9" draw:text-style-name="P3" draw:layer="layout" svg:width="0.119cm" svg:height="0.118cm" svg:x="14.594cm" svg:y="3.412cm" svg:viewBox="0 0 120 119" svg:d="M120 59c0 34-27 60-61 60-32 0-59-26-59-60 0-33 27-59 59-59 34 0 61 26 61 59z">
            <text:p/>
          </draw:path>
          <draw:line draw:style-name="gr10" draw:text-style-name="P2" draw:layer="layout" svg:x1="13.011cm" svg:y1="3.562cm" svg:x2="13.011cm" svg:y2="3.382cm">
            <text:p/>
          </draw:line>
          <draw:path draw:style-name="gr9" draw:text-style-name="P3" draw:layer="layout" svg:width="0.118cm" svg:height="0.118cm" svg:x="12.952cm" svg:y="3.412cm" svg:viewBox="0 0 119 119" svg:d="M119 59c0 34-27 60-60 60s-59-26-59-60c0-33 26-59 59-59s60 26 60 59z">
            <text:p/>
          </draw:path>
          <draw:line draw:style-name="gr10" draw:text-style-name="P2" draw:layer="layout" svg:x1="13.51cm" svg:y1="3.562cm" svg:x2="13.51cm" svg:y2="3.382cm">
            <text:p/>
          </draw:line>
          <draw:path draw:style-name="gr9" draw:text-style-name="P3" draw:layer="layout" svg:width="0.119cm" svg:height="0.118cm" svg:x="13.451cm" svg:y="3.412cm" svg:viewBox="0 0 120 119" svg:d="M120 59c0 34-27 60-60 60s-60-26-60-60c0-33 27-59 60-59s60 26 60 59z">
            <text:p/>
          </draw:path>
          <draw:line draw:style-name="gr10" draw:text-style-name="P2" draw:layer="layout" svg:x1="11.868cm" svg:y1="3.562cm" svg:x2="11.868cm" svg:y2="3.382cm">
            <text:p/>
          </draw:line>
          <draw:path draw:style-name="gr9" draw:text-style-name="P3" draw:layer="layout" svg:width="0.118cm" svg:height="0.118cm" svg:x="11.809cm" svg:y="3.412cm" svg:viewBox="0 0 119 119" svg:d="M119 59c0 34-27 60-59 60-33 0-60-26-60-60 0-33 27-59 60-59 32 0 59 26 59 59z">
            <text:p/>
          </draw:path>
          <draw:line draw:style-name="gr10" draw:text-style-name="P2" draw:layer="layout" svg:x1="12.367cm" svg:y1="3.562cm" svg:x2="12.367cm" svg:y2="3.382cm">
            <text:p/>
          </draw:line>
          <draw:path draw:style-name="gr9" draw:text-style-name="P3" draw:layer="layout" svg:width="0.119cm" svg:height="0.118cm" svg:x="12.308cm" svg:y="3.412cm" svg:viewBox="0 0 120 119" svg:d="M120 59c0 34-28 60-61 60-32 0-59-26-59-60 0-33 27-59 59-59 33 0 61 26 61 59z">
            <text:p/>
          </draw:path>
          <draw:line draw:style-name="gr10" draw:text-style-name="P2" draw:layer="layout" svg:x1="10.725cm" svg:y1="3.562cm" svg:x2="10.725cm" svg:y2="3.382cm">
            <text:p/>
          </draw:line>
          <draw:path draw:style-name="gr9" draw:text-style-name="P3" draw:layer="layout" svg:width="0.118cm" svg:height="0.118cm" svg:x="10.666cm" svg:y="3.412cm" svg:viewBox="0 0 119 119" svg:d="M119 59c0 34-28 60-60 60-33 0-59-26-59-60 0-33 26-59 59-59 32 0 60 26 60 59z">
            <text:p/>
          </draw:path>
          <draw:line draw:style-name="gr10" draw:text-style-name="P2" draw:layer="layout" svg:x1="11.224cm" svg:y1="3.562cm" svg:x2="11.224cm" svg:y2="3.382cm">
            <text:p/>
          </draw:line>
          <draw:path draw:style-name="gr9" draw:text-style-name="P3" draw:layer="layout" svg:width="0.119cm" svg:height="0.118cm" svg:x="11.165cm" svg:y="3.412cm" svg:viewBox="0 0 120 119" svg:d="M120 59c0 34-27 60-61 60-32 0-59-26-59-60 0-33 27-59 59-59 34 0 61 26 61 59z">
            <text:p/>
          </draw:path>
          <draw:line draw:style-name="gr10" draw:text-style-name="P2" draw:layer="layout" svg:x1="10.725cm" svg:y1="1.659cm" svg:x2="10.725cm" svg:y2="1.479cm">
            <text:p/>
          </draw:line>
          <draw:path draw:style-name="gr9" draw:text-style-name="P3" draw:layer="layout" svg:width="0.118cm" svg:height="0.118cm" svg:x="10.666cm" svg:y="1.511cm" svg:viewBox="0 0 119 119" svg:d="M119 59c0 34-28 60-60 60-33 0-59-26-59-60 0-33 26-59 59-59 32 0 60 26 60 59z">
            <text:p/>
          </draw:path>
          <draw:line draw:style-name="gr10" draw:text-style-name="P2" draw:layer="layout" svg:x1="11.224cm" svg:y1="1.659cm" svg:x2="11.224cm" svg:y2="1.479cm">
            <text:p/>
          </draw:line>
          <draw:path draw:style-name="gr9" draw:text-style-name="P3" draw:layer="layout" svg:width="0.119cm" svg:height="0.118cm" svg:x="11.165cm" svg:y="1.511cm" svg:viewBox="0 0 120 119" svg:d="M120 59c0 34-27 60-61 60-32 0-59-26-59-60 0-33 27-59 59-59 34 0 61 26 61 59z">
            <text:p/>
          </draw:path>
          <draw:line draw:style-name="gr11" draw:text-style-name="P2" draw:layer="layout" svg:x1="13.957cm" svg:y1="2.838cm" svg:x2="14.088cm" svg:y2="2.838cm">
            <text:p/>
          </draw:line>
          <draw:path draw:style-name="gr9" draw:text-style-name="P3" draw:layer="layout" svg:width="0.081cm" svg:height="0.08cm" svg:x="13.982cm" svg:y="2.798cm" svg:viewBox="0 0 82 81" svg:d="M82 40c0 23-18 41-41 41s-41-18-41-41c0-22 18-40 41-40s41 18 41 40z">
            <text:p/>
          </draw:path>
          <draw:line draw:style-name="gr11" draw:text-style-name="P2" draw:layer="layout" svg:x1="14.717cm" svg:y1="2.838cm" svg:x2="14.85cm" svg:y2="2.838cm">
            <text:p/>
          </draw:line>
          <draw:path draw:style-name="gr9" draw:text-style-name="P3" draw:layer="layout" svg:width="0.081cm" svg:height="0.08cm" svg:x="14.744cm" svg:y="2.798cm" svg:viewBox="0 0 82 81" svg:d="M82 40c0 23-18 41-40 41-23 0-42-18-42-41 0-22 19-40 42-40 22 0 40 18 40 40z">
            <text:p/>
          </draw:path>
          <draw:line draw:style-name="gr11" draw:text-style-name="P2" draw:layer="layout" svg:x1="12.814cm" svg:y1="2.838cm" svg:x2="12.945cm" svg:y2="2.838cm">
            <text:p/>
          </draw:line>
          <draw:path draw:style-name="gr9" draw:text-style-name="P3" draw:layer="layout" svg:width="0.081cm" svg:height="0.08cm" svg:x="12.839cm" svg:y="2.798cm" svg:viewBox="0 0 82 81" svg:d="M82 40c0 23-19 41-41 41-23 0-41-18-41-41 0-22 18-40 41-40 22 0 41 18 41 40z">
            <text:p/>
          </draw:path>
          <draw:line draw:style-name="gr11" draw:text-style-name="P2" draw:layer="layout" svg:x1="13.576cm" svg:y1="2.838cm" svg:x2="13.707cm" svg:y2="2.838cm">
            <text:p/>
          </draw:line>
          <draw:path draw:style-name="gr9" draw:text-style-name="P3" draw:layer="layout" svg:width="0.081cm" svg:height="0.08cm" svg:x="13.601cm" svg:y="2.798cm" svg:viewBox="0 0 82 81" svg:d="M82 40c0 23-18 41-40 41-24 0-42-18-42-41 0-22 18-40 42-40 22 0 40 18 40 40z">
            <text:p/>
          </draw:path>
          <draw:line draw:style-name="gr11" draw:text-style-name="P2" draw:layer="layout" svg:x1="11.671cm" svg:y1="2.838cm" svg:x2="11.802cm" svg:y2="2.838cm">
            <text:p/>
          </draw:line>
          <draw:path draw:style-name="gr9" draw:text-style-name="P3" draw:layer="layout" svg:width="0.081cm" svg:height="0.08cm" svg:x="11.696cm" svg:y="2.798cm" svg:viewBox="0 0 82 81" svg:d="M82 40c0 23-18 41-40 41-24 0-42-18-42-41 0-22 18-40 42-40 22 0 40 18 40 40z">
            <text:p/>
          </draw:path>
          <draw:line draw:style-name="gr11" draw:text-style-name="P2" draw:layer="layout" svg:x1="12.433cm" svg:y1="2.838cm" svg:x2="12.564cm" svg:y2="2.838cm">
            <text:p/>
          </draw:line>
          <draw:path draw:style-name="gr9" draw:text-style-name="P3" draw:layer="layout" svg:width="0.081cm" svg:height="0.08cm" svg:x="12.458cm" svg:y="2.798cm" svg:viewBox="0 0 82 81" svg:d="M82 40c0 23-18 41-41 41s-41-18-41-41c0-22 18-40 41-40s41 18 41 40z">
            <text:p/>
          </draw:path>
          <draw:line draw:style-name="gr11" draw:text-style-name="P2" draw:layer="layout" svg:x1="10.528cm" svg:y1="2.838cm" svg:x2="10.661cm" svg:y2="2.838cm">
            <text:p/>
          </draw:line>
          <draw:path draw:style-name="gr9" draw:text-style-name="P3" draw:layer="layout" svg:width="0.081cm" svg:height="0.08cm" svg:x="10.553cm" svg:y="2.798cm" svg:viewBox="0 0 82 81" svg:d="M82 40c0 23-18 41-41 41s-41-18-41-41c0-22 18-40 41-40s41 18 41 40z">
            <text:p/>
          </draw:path>
          <draw:line draw:style-name="gr11" draw:text-style-name="P2" draw:layer="layout" svg:x1="11.29cm" svg:y1="2.838cm" svg:x2="11.421cm" svg:y2="2.838cm">
            <text:p/>
          </draw:line>
          <draw:path draw:style-name="gr9" draw:text-style-name="P3" draw:layer="layout" svg:width="0.081cm" svg:height="0.08cm" svg:x="11.315cm" svg:y="2.798cm" svg:viewBox="0 0 82 81" svg:d="M82 40c0 23-18 41-40 41-23 0-42-18-42-41 0-22 19-40 42-40 22 0 40 18 40 40z">
            <text:p/>
          </draw:path>
          <draw:line draw:style-name="gr12" draw:text-style-name="P2" draw:layer="layout" svg:x1="12.753cm" svg:y1="1.494cm" svg:x2="12.753cm" svg:y2="1.644cm">
            <text:p/>
          </draw:line>
          <draw:path draw:style-name="gr9" draw:text-style-name="P3" draw:layer="layout" svg:width="0.101cm" svg:height="0.102cm" svg:x="12.702cm" svg:y="1.519cm" svg:viewBox="0 0 102 103" svg:d="M102 52c0 28-23 51-51 51-29 0-51-23-51-51 0-29 22-52 51-52 28 0 51 23 51 52z">
            <text:p/>
          </draw:path>
          <draw:line draw:style-name="gr12" draw:text-style-name="P2" draw:layer="layout" svg:x1="12.499cm" svg:y1="1.494cm" svg:x2="12.499cm" svg:y2="1.644cm">
            <text:p/>
          </draw:line>
          <draw:path draw:style-name="gr9" draw:text-style-name="P3" draw:layer="layout" svg:width="0.101cm" svg:height="0.102cm" svg:x="12.448cm" svg:y="1.519cm" svg:viewBox="0 0 102 103" svg:d="M102 52c0 28-22 51-50 51-30 0-52-23-52-51 0-29 22-52 52-52 28 0 50 23 50 52z">
            <text:p/>
          </draw:path>
          <draw:line draw:style-name="gr12" draw:text-style-name="P2" draw:layer="layout" svg:x1="12.245cm" svg:y1="1.494cm" svg:x2="12.245cm" svg:y2="1.644cm">
            <text:p/>
          </draw:line>
          <draw:path draw:style-name="gr9" draw:text-style-name="P3" draw:layer="layout" svg:width="0.101cm" svg:height="0.102cm" svg:x="12.194cm" svg:y="1.519cm" svg:viewBox="0 0 102 103" svg:d="M102 52c0 28-23 51-51 51-29 0-51-23-51-51 0-29 22-52 51-52 28 0 51 23 51 52z">
            <text:p/>
          </draw:path>
          <draw:line draw:style-name="gr12" draw:text-style-name="P2" draw:layer="layout" svg:x1="11.991cm" svg:y1="1.494cm" svg:x2="11.991cm" svg:y2="1.644cm">
            <text:p/>
          </draw:line>
          <draw:path draw:style-name="gr9" draw:text-style-name="P3" draw:layer="layout" svg:width="0.101cm" svg:height="0.102cm" svg:x="11.94cm" svg:y="1.519cm" svg:viewBox="0 0 102 103" svg:d="M102 52c0 28-22 51-50 51-30 0-52-23-52-51 0-29 22-52 52-52 28 0 50 23 50 52z">
            <text:p/>
          </draw:path>
          <draw:path draw:style-name="gr1" draw:text-style-name="P1" draw:layer="layout" svg:width="0.131cm" svg:height="0.132cm" svg:x="11.798cm" svg:y="2.391cm" svg:viewBox="0 0 132 133" svg:d="M132 67c0 36-29 66-65 66-38 0-67-30-67-66 0-37 29-67 67-67 36 0 65 30 65 67z">
            <text:p/>
          </draw:path>
          <draw:path draw:style-name="gr9" draw:text-style-name="P3" draw:layer="layout" svg:width="0.081cm" svg:height="0.08cm" svg:x="11.823cm" svg:y="2.417cm" svg:viewBox="0 0 82 81" svg:d="M82 41c0 22-18 40-41 40s-41-18-41-40c0-23 18-41 41-41s41 18 41 41z">
            <text:p/>
          </draw:path>
          <draw:path draw:style-name="gr1" draw:text-style-name="P1" draw:layer="layout" svg:width="0.131cm" svg:height="0.132cm" svg:x="12.941cm" svg:y="2.391cm" svg:viewBox="0 0 132 133" svg:d="M132 67c0 36-29 66-66 66s-66-30-66-66c0-37 29-67 66-67s66 30 66 67z">
            <text:p/>
          </draw:path>
          <draw:path draw:style-name="gr9" draw:text-style-name="P3" draw:layer="layout" svg:width="0.081cm" svg:height="0.08cm" svg:x="12.966cm" svg:y="2.417cm" svg:viewBox="0 0 82 81" svg:d="M82 41c0 22-18 40-40 40-24 0-42-18-42-40 0-23 18-41 42-41 22 0 40 18 40 41z">
            <text:p/>
          </draw:path>
          <draw:path draw:style-name="gr1" draw:text-style-name="P1" draw:layer="layout" svg:width="0.131cm" svg:height="0.132cm" svg:x="14.084cm" svg:y="2.391cm" svg:viewBox="0 0 132 133" svg:d="M132 67c0 36-29 66-65 66-37 0-67-30-67-66 0-37 30-67 67-67 36 0 65 30 65 67z">
            <text:p/>
          </draw:path>
          <draw:path draw:style-name="gr9" draw:text-style-name="P3" draw:layer="layout" svg:width="0.081cm" svg:height="0.08cm" svg:x="14.109cm" svg:y="2.417cm" svg:viewBox="0 0 82 81" svg:d="M82 41c0 22-18 40-40 40-23 0-42-18-42-40 0-23 19-41 42-41 22 0 40 18 40 41z">
            <text:p/>
          </draw:path>
          <draw:path draw:style-name="gr1" draw:text-style-name="P1" draw:layer="layout" svg:width="0.131cm" svg:height="0.132cm" svg:x="13.957cm" svg:y="2.391cm" svg:viewBox="0 0 132 133" svg:d="M132 67c0 36-29 66-65 66-37 0-67-30-67-66 0-37 30-67 67-67 36 0 65 30 65 67z">
            <text:p/>
          </draw:path>
          <draw:path draw:style-name="gr9" draw:text-style-name="P3" draw:layer="layout" svg:width="0.081cm" svg:height="0.08cm" svg:x="13.982cm" svg:y="2.417cm" svg:viewBox="0 0 82 81" svg:d="M82 41c0 22-18 40-41 40s-41-18-41-40c0-23 18-41 41-41s41 18 41 41z">
            <text:p/>
          </draw:path>
          <draw:path draw:style-name="gr1" draw:text-style-name="P1" draw:layer="layout" svg:width="0.131cm" svg:height="0.132cm" svg:x="11.163cm" svg:y="2.01cm" svg:viewBox="0 0 132 133" svg:d="M132 67c0 36-29 66-65 66-38 0-67-30-67-66s29-67 67-67c36 0 65 31 65 67z">
            <text:p/>
          </draw:path>
          <draw:path draw:style-name="gr9" draw:text-style-name="P3" draw:layer="layout" svg:width="0.081cm" svg:height="0.08cm" svg:x="11.188cm" svg:y="2.036cm" svg:viewBox="0 0 82 81" svg:d="M82 41c0 22-18 40-41 40s-41-18-41-40 18-41 41-41 41 19 41 41z">
            <text:p/>
          </draw:path>
          <draw:path draw:style-name="gr1" draw:text-style-name="P1" draw:layer="layout" svg:width="0.131cm" svg:height="0.132cm" svg:x="12.814cm" svg:y="2.391cm" svg:viewBox="0 0 132 133" svg:d="M132 67c0 36-29 66-66 66s-66-30-66-66c0-37 29-67 66-67s66 30 66 67z">
            <text:p/>
          </draw:path>
          <draw:path draw:style-name="gr9" draw:text-style-name="P3" draw:layer="layout" svg:width="0.081cm" svg:height="0.08cm" svg:x="12.839cm" svg:y="2.417cm" svg:viewBox="0 0 82 81" svg:d="M82 41c0 22-19 40-41 40-23 0-41-18-41-40 0-23 18-41 41-41 22 0 41 18 41 41z">
            <text:p/>
          </draw:path>
          <draw:path draw:style-name="gr1" draw:text-style-name="P1" draw:layer="layout" svg:width="0.131cm" svg:height="0.132cm" svg:x="14.084cm" svg:y="1.883cm" svg:viewBox="0 0 132 133" svg:d="M132 67c0 36-29 66-65 66-37 0-67-30-67-66s30-67 67-67c36 0 65 31 65 67z">
            <text:p/>
          </draw:path>
          <draw:path draw:style-name="gr9" draw:text-style-name="P3" draw:layer="layout" svg:width="0.081cm" svg:height="0.08cm" svg:x="14.109cm" svg:y="1.909cm" svg:viewBox="0 0 82 81" svg:d="M82 40c0 23-18 41-40 41-23 0-42-18-42-41 0-22 19-40 42-40 22 0 40 18 40 40z">
            <text:p/>
          </draw:path>
          <draw:line draw:style-name="gr3" draw:text-style-name="P2" draw:layer="layout" svg:x1="14.15cm" svg:y1="2.457cm" svg:x2="14.158cm" svg:y2="2.457cm">
            <text:p/>
          </draw:line>
          <draw:line draw:style-name="gr3" draw:text-style-name="P2" draw:layer="layout" svg:x1="14.023cm" svg:y1="2.457cm" svg:x2="14.15cm" svg:y2="2.457cm">
            <text:p/>
          </draw:line>
          <draw:line draw:style-name="gr3" draw:text-style-name="P2" draw:layer="layout" svg:x1="13.015cm" svg:y1="2.457cm" svg:x2="13.007cm" svg:y2="2.457cm">
            <text:p/>
          </draw:line>
          <draw:line draw:style-name="gr3" draw:text-style-name="P2" draw:layer="layout" svg:x1="12.88cm" svg:y1="2.457cm" svg:x2="13.007cm" svg:y2="2.457cm">
            <text:p/>
          </draw:line>
          <draw:line draw:style-name="gr3" draw:text-style-name="P2" draw:layer="layout" svg:x1="11.874cm" svg:y1="2.457cm" svg:x2="11.864cm" svg:y2="2.4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5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18-09-30T13:34:22.262000000</meta:print-date>
    <dc:date>2018-09-30T14:25:25.174000000</dc:date>
    <meta:editing-duration>PT43M33S</meta:editing-duration>
    <meta:editing-cycles>1</meta:editing-cycles>
    <meta:document-statistic meta:object-count="504"/>
    <meta:generator>LibreOffice/6.1.0.3$Windows_X86_64 LibreOffice_project/efb621ed25068d70781dc026f7e9c5187a4decd1</meta:generator>
  </office:meta>
</office:document-meta>
</file>